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619cm" table:align="left"/>
    </style:style>
    <style:style style:name="Table1.A" style:family="table-column">
      <style:table-column-properties style:column-width="2.178cm"/>
    </style:style>
    <style:style style:name="Table1.B" style:family="table-column">
      <style:table-column-properties style:column-width="12.44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002cm"/>
    </style:style>
    <style:style style:name="Table2.B" style:family="table-column">
      <style:table-column-properties style:column-width="4.47cm"/>
    </style:style>
    <style:style style:name="Table2.C" style:family="table-column">
      <style:table-column-properties style:column-width="9.52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677cm" table:align="left"/>
    </style:style>
    <style:style style:name="Table3.A" style:family="table-column">
      <style:table-column-properties style:column-width="5.565cm"/>
    </style:style>
    <style:style style:name="Table3.B" style:family="table-column">
      <style:table-column-properties style:column-width="3.11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483cm" table:align="left"/>
    </style:style>
    <style:style style:name="Table4.A" style:family="table-column">
      <style:table-column-properties style:column-width="7.205cm"/>
    </style:style>
    <style:style style:name="Table4.B" style:family="table-column">
      <style:table-column-properties style:column-width="2.27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2.774cm"/>
    </style:style>
    <style:style style:name="Table5.B" style:family="table-column">
      <style:table-column-properties style:column-width="4.22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553cm" table:align="left"/>
    </style:style>
    <style:style style:name="Table6.A" style:family="table-column">
      <style:table-column-properties style:column-width="5.969cm"/>
    </style:style>
    <style:style style:name="Table6.B" style:family="table-column">
      <style:table-column-properties style:column-width="3.58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1.553cm" table:align="left"/>
    </style:style>
    <style:style style:name="Table7.A" style:family="table-column">
      <style:table-column-properties style:column-width="5.311cm"/>
    </style:style>
    <style:style style:name="Table7.B" style:family="table-column">
      <style:table-column-properties style:column-width="6.242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Você disse:</text:h>
      <text:p text:style-name="Text_20_body">Estou com um projeto de uma escola onde tem 200 alunos e preciso criar um sistema que tenha gestão, administração, e os professores possam logar e os alunos também. Com HTML, CSS e Bootstrap eu consigo criar esse sistema.</text:p>
      <text:h text:style-name="Heading_20_6" text:outline-level="6">O ChatGPT disse:</text:h>
      <text:p text:style-name="Text_20_body">Você consegue <text:span text:style-name="Strong_20_Emphasis">criar a interface (o visual)</text:span> de um sistema com HTML, CSS e Bootstrap, <text:span text:style-name="Strong_20_Emphasis">mas não o sistema completo com gestão, administração e login funcional</text:span> apenas com essas tecnologias.</text:p>
      <text:h text:style-name="Heading_20_3" text:outline-level="3">🔧 O que cada tecnologia faz: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94614440333440">
            <table:table-cell table:style-name="Table1.A1" office:value-type="string">
              <text:p text:style-name="Table_20_Heading">Tecnologia</text:p>
            </table:table-cell>
            <table:table-cell table:style-name="Table1.A1" office:value-type="string">
              <text:p text:style-name="Table_20_Heading">Função</text:p>
            </table:table-cell>
          </table:table-row>
        </table:table-header-rows>
        <table:table-row table:style-name="TableLine94614441251280">
          <table:table-cell table:style-name="Table1.A1" office:value-type="string">
            <text:p text:style-name="Table_20_Contents"><text:span text:style-name="Strong_20_Emphasis">HTML</text:span></text:p>
          </table:table-cell>
          <table:table-cell table:style-name="Table1.A1" office:value-type="string">
            <text:p text:style-name="Table_20_Contents">Estrutura do site (ex: botões, formulários, menus)</text:p>
          </table:table-cell>
        </table:table-row>
        <table:table-row table:style-name="TableLine94614441249648">
          <table:table-cell table:style-name="Table1.A1" office:value-type="string">
            <text:p text:style-name="Table_20_Contents"><text:span text:style-name="Strong_20_Emphasis">CSS</text:span></text:p>
          </table:table-cell>
          <table:table-cell table:style-name="Table1.A1" office:value-type="string">
            <text:p text:style-name="Table_20_Contents">Estilo visual (cores, tamanhos, posicionamentos)</text:p>
          </table:table-cell>
        </table:table-row>
        <table:table-row table:style-name="TableLine94614441250176">
          <table:table-cell table:style-name="Table1.A1" office:value-type="string">
            <text:p text:style-name="Table_20_Contents"><text:span text:style-name="Strong_20_Emphasis">Bootstrap</text:span></text:p>
          </table:table-cell>
          <table:table-cell table:style-name="Table1.A1" office:value-type="string">
            <text:p text:style-name="Table_20_Contents">Framework CSS para facilitar a criação de layouts responsivos e bonitos</text:p>
          </table:table-cell>
        </table:table-row>
      </table:table>
      <text:h text:style-name="Heading_20_3" text:outline-level="3">❌ Limitações:</text:h>
      <text:p text:style-name="Text_20_body">Nenhuma dessas tecnologias lida com <text:span text:style-name="Strong_20_Emphasis">lógica de programação, banco de dados, autenticação de usuários ou segurança.</text:span></text:p>
      <text:p text:style-name="Horizontal_20_Line"/>
      <text:h text:style-name="Heading_20_3" text:outline-level="3">✅ Para um sistema funcional (com login, painéis de gestão etc), você precisará de:</text:h>
      <text:h text:style-name="Heading_20_4" text:outline-level="4">1. <text:span text:style-name="Strong_20_Emphasis">Frontend (interface do usuário):</text:span></text:h>
      <text:list xml:id="list1629908314" text:style-name="L1">
        <text:list-item>
          <text:p text:style-name="P4">HTML</text:p>
        </text:list-item>
        <text:list-item>
          <text:p text:style-name="P4">CSS</text:p>
        </text:list-item>
        <text:list-item>
          <text:p text:style-name="P4">Bootstrap</text:p>
        </text:list-item>
        <text:list-item>
          <text:p text:style-name="P4">JavaScript (para interações, validações e requisições)</text:p>
        </text:list-item>
      </text:list>
      <text:h text:style-name="Heading_20_4" text:outline-level="4">2. <text:span text:style-name="Strong_20_Emphasis">Backend (lógica e dados):</text:span></text:h>
      <text:list xml:id="list2337176622" text:style-name="L2">
        <text:list-item>
          <text:p text:style-name="P5">Linguagem de servidor como:</text:p>
          <text:list>
            <text:list-item>
              <text:p text:style-name="P5"><text:span text:style-name="Strong_20_Emphasis">Node.js</text:span>, <text:span text:style-name="Strong_20_Emphasis">PHP</text:span>, <text:span text:style-name="Strong_20_Emphasis">Python (Django/Flask)</text:span>, <text:span text:style-name="Strong_20_Emphasis">Java</text:span>, etc.</text:p>
            </text:list-item>
          </text:list>
        </text:list-item>
        <text:list-item>
          <text:p text:style-name="P5"><text:span text:style-name="Strong_20_Emphasis">Banco de dados:</text:span></text:p>
          <text:list>
            <text:list-item>
              <text:p text:style-name="P5"><text:span text:style-name="Strong_20_Emphasis">MySQL</text:span>, <text:span text:style-name="Strong_20_Emphasis">PostgreSQL</text:span>, <text:span text:style-name="Strong_20_Emphasis">MongoDB</text:span>, etc.</text:p>
            </text:list-item>
          </text:list>
        </text:list-item>
        <text:list-item>
          <text:p text:style-name="P5">Sistema de login com <text:span text:style-name="Strong_20_Emphasis">controle de sessões/autenticação</text:span></text:p>
        </text:list-item>
        <text:list-item>
          <text:p text:style-name="P5">Painel administrativo com permissões (admin, professor, aluno)</text:p>
        </text:list-item>
      </text:list>
      <text:p text:style-name="Horizontal_20_Line"/>
      <text:h text:style-name="Heading_20_3" text:outline-level="3">🎯 Sugestão de tecnologias simples para começar:</text:h>
      <text:list xml:id="list3129976837" text:style-name="L3">
        <text:list-item>
          <text:p text:style-name="P6"><text:span text:style-name="Strong_20_Emphasis">Frontend</text:span>: HTML + CSS + Bootstrap + JavaScript</text:p>
        </text:list-item>
        <text:list-item>
          <text:p text:style-name="P6"><text:span text:style-name="Strong_20_Emphasis">Backend</text:span>: Node.js (com Express)</text:p>
        </text:list-item>
        <text:list-item>
          <text:p text:style-name="P6"><text:soft-page-break/><text:span text:style-name="Strong_20_Emphasis">Banco de dados</text:span>: MySQL ou SQLite (mais leve)</text:p>
        </text:list-item>
        <text:list-item>
          <text:p text:style-name="P6"><text:span text:style-name="Strong_20_Emphasis">Autenticação</text:span>: Biblioteca como <text:span text:style-name="Source_20_Text">jsonwebtoken</text:span> ou <text:span text:style-name="Source_20_Text">passport</text:span> no Node.js</text:p>
        </text:list-item>
      </text:list>
      <text:p text:style-name="Horizontal_20_Line"/>
      <text:h text:style-name="Heading_20_3" text:outline-level="3">📌 Exemplo de funcionalidades do sistema escolar:</text:h>
      <text:list xml:id="list1561857215" text:style-name="L4">
        <text:list-item>
          <text:p text:style-name="P7">Login de <text:span text:style-name="Strong_20_Emphasis">alunos</text:span>, <text:span text:style-name="Strong_20_Emphasis">professores</text:span> e <text:span text:style-name="Strong_20_Emphasis">admin</text:span></text:p>
        </text:list-item>
        <text:list-item>
          <text:p text:style-name="P7">Painel com:</text:p>
          <text:list>
            <text:list-item>
              <text:p text:style-name="P7">Cadastro de alunos/professores</text:p>
            </text:list-item>
            <text:list-item>
              <text:p text:style-name="P7">Lançamento de notas</text:p>
            </text:list-item>
            <text:list-item>
              <text:p text:style-name="P7">Presenças</text:p>
            </text:list-item>
            <text:list-item>
              <text:p text:style-name="P7">Horários de aulas</text:p>
            </text:list-item>
            <text:list-item>
              <text:p text:style-name="P7">Avisos e comunicados</text:p>
            </text:list-item>
          </text:list>
        </text:list-item>
        <text:list-item>
          <text:p text:style-name="P7">Relatórios e dashboards</text:p>
        </text:list-item>
      </text:list>
      <text:p text:style-name="Horizontal_20_Line"/>
      <text:h text:style-name="Heading_20_3" text:outline-level="3">🚀 Caminho sugerido:</text:h>
      <text:list xml:id="list1747271187" text:style-name="L5">
        <text:list-item>
          <text:p text:style-name="P8">Crie a interface com Bootstrap (login, painel, formulários).</text:p>
        </text:list-item>
        <text:list-item>
          <text:p text:style-name="P8">Aprenda o básico de <text:span text:style-name="Strong_20_Emphasis">JavaScript e Node.js com Express</text:span>.</text:p>
        </text:list-item>
        <text:list-item>
          <text:p text:style-name="P8">Conecte com banco de dados (comece com SQLite ou MySQL).</text:p>
        </text:list-item>
        <text:list-item>
          <text:p text:style-name="P8">Implemente autenticação.</text:p>
        </text:list-item>
        <text:list-item>
          <text:p text:style-name="P8">Vá evoluindo para funcionalidades como CRUD de alunos, notas, turmas.</text:p>
        </text:list-item>
      </text:list>
      <text:p text:style-name="Text_20_body">Se quiser, posso te ajudar a montar a <text:span text:style-name="Strong_20_Emphasis">estrutura inicial do projeto</text:span>, sugerir <text:span text:style-name="Strong_20_Emphasis">pasta por pasta</text:span> e até um mini cronograma de desenvolvimento. Deseja seguir por esse caminho?</text:p>
      <text:h text:style-name="Heading_20_5" text:outline-level="5">Você disse:</text:h>
      <text:p text:style-name="Text_20_body">Então, eu gostaria de criar esse sistema usando só Javascript, Node, Node.js pra fazer o back-end e... queria fazer o front-end com Bootstrap, HTML, CSS e usar o MySQL. Com essas tecnologias é possível criar o sistema?</text:p>
      <text:h text:style-name="Heading_20_6" text:outline-level="6">O ChatGPT disse:</text:h>
      <text:p text:style-name="Text_20_body">Sim, <text:span text:style-name="Strong_20_Emphasis">com essas tecnologias que você mencionou, é totalmente possível criar um sistema completo</text:span> para sua escola com 200 alunos. A combinação que você escolheu é boa, moderna e tem bastante material de apoio. Veja como cada parte se encaixa:</text:p>
      <text:p text:style-name="Horizontal_20_Line"/>
      <text:h text:style-name="Heading_20_3" text:outline-level="3">✅ Tecnologias que você escolheu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614439892160">
            <table:table-cell table:style-name="Table2.A1" office:value-type="string">
              <text:p text:style-name="Table_20_Heading">Camada</text:p>
            </table:table-cell>
            <table:table-cell table:style-name="Table2.A1" office:value-type="string">
              <text:p text:style-name="Table_20_Heading">Tecnologia</text:p>
            </table:table-cell>
            <table:table-cell table:style-name="Table2.A1" office:value-type="string">
              <text:p text:style-name="Table_20_Heading">Função principal</text:p>
            </table:table-cell>
          </table:table-row>
        </table:table-header-rows>
        <table:table-row table:style-name="TableLine94614441411936">
          <table:table-cell table:style-name="Table2.A1" office:value-type="string">
            <text:p text:style-name="Table_20_Contents"><text:span text:style-name="Strong_20_Emphasis">Frontend</text:span></text:p>
          </table:table-cell>
          <table:table-cell table:style-name="Table2.A1" office:value-type="string">
            <text:p text:style-name="Table_20_Contents">HTML + CSS + Bootstrap</text:p>
          </table:table-cell>
          <table:table-cell table:style-name="Table2.A1" office:value-type="string">
            <text:p text:style-name="Table_20_Contents">Estrutura e design responsivo</text:p>
          </table:table-cell>
        </table:table-row>
        <text:soft-page-break/>
        <table:table-row table:style-name="TableLine9461444141345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able_20_Contents">JavaScript (cliente)</text:p>
          </table:table-cell>
          <table:table-cell table:style-name="Table2.A1" office:value-type="string">
            <text:p text:style-name="Table_20_Contents">Interações no navegador (ex: formulários, AJAX)</text:p>
          </table:table-cell>
        </table:table-row>
        <table:table-row table:style-name="TableLine94614441418208">
          <table:table-cell table:style-name="Table2.A1" office:value-type="string">
            <text:p text:style-name="Table_20_Contents"><text:span text:style-name="Strong_20_Emphasis">Backend</text:span></text:p>
          </table:table-cell>
          <table:table-cell table:style-name="Table2.A1" office:value-type="string">
            <text:p text:style-name="Table_20_Contents">Node.js + Express</text:p>
          </table:table-cell>
          <table:table-cell table:style-name="Table2.A1" office:value-type="string">
            <text:p text:style-name="Table_20_Contents">Lógica de negócio, rotas, autenticação</text:p>
          </table:table-cell>
        </table:table-row>
        <table:table-row table:style-name="TableLine94614441420768">
          <table:table-cell table:style-name="Table2.A1" office:value-type="string">
            <text:p text:style-name="Table_20_Contents"><text:span text:style-name="Strong_20_Emphasis">Banco de Dados</text:span></text:p>
          </table:table-cell>
          <table:table-cell table:style-name="Table2.A1" office:value-type="string">
            <text:p text:style-name="Table_20_Contents">MySQL</text:p>
          </table:table-cell>
          <table:table-cell table:style-name="Table2.A1" office:value-type="string">
            <text:p text:style-name="Table_20_Contents">Armazenamento de dados (alunos, professores, notas, etc.)</text:p>
          </table:table-cell>
        </table:table-row>
      </table:table>
      <text:p text:style-name="Horizontal_20_Line"/>
      <text:h text:style-name="Heading_20_3" text:outline-level="3">🧩 Estrutura Geral do Sistema</text:h>
      <text:p text:style-name="Preformatted_20_Text">plaintext</text:p>
      <text:p text:style-name="Preformatted_20_Text">CopiarEditar</text:p>
      <text:p text:style-name="P1"><text:span text:style-name="Source_20_Text">Projeto/</text:span></text:p>
      <text:p text:style-name="P1"><text:span text:style-name="Source_20_Text">├── frontend/</text:span></text:p>
      <text:p text:style-name="P1"><text:span text:style-name="Source_20_Text">│ <text:s text:c="2"/>├── index.html</text:span></text:p>
      <text:p text:style-name="P1"><text:span text:style-name="Source_20_Text">│ <text:s text:c="2"/>├── login.html</text:span></text:p>
      <text:p text:style-name="P1"><text:span text:style-name="Source_20_Text">│ <text:s text:c="2"/>├── dashboard.html</text:span></text:p>
      <text:p text:style-name="P1"><text:span text:style-name="Source_20_Text">│ <text:s text:c="2"/>└── assets/</text:span></text:p>
      <text:p text:style-name="P1"><text:span text:style-name="Source_20_Text">│ <text:s text:c="6"/>├── css/</text:span></text:p>
      <text:p text:style-name="P1"><text:span text:style-name="Source_20_Text">│ <text:s text:c="6"/>├── js/</text:span></text:p>
      <text:p text:style-name="P1"><text:span text:style-name="Source_20_Text">│ <text:s text:c="6"/>└── images/</text:span></text:p>
      <text:p text:style-name="P1"><text:span text:style-name="Source_20_Text">├── backend/</text:span></text:p>
      <text:p text:style-name="P1"><text:span text:style-name="Source_20_Text">│ <text:s text:c="2"/>├── server.js</text:span></text:p>
      <text:p text:style-name="P1"><text:span text:style-name="Source_20_Text">│ <text:s text:c="2"/>├── routes/</text:span></text:p>
      <text:p text:style-name="P1"><text:span text:style-name="Source_20_Text">│ <text:s text:c="2"/>│ <text:s text:c="2"/>├── authRoutes.js</text:span></text:p>
      <text:p text:style-name="P1"><text:span text:style-name="Source_20_Text">│ <text:s text:c="2"/>│ <text:s text:c="2"/>├── alunoRoutes.js</text:span></text:p>
      <text:p text:style-name="P1"><text:span text:style-name="Source_20_Text">│ <text:s text:c="2"/>│ <text:s text:c="2"/>└── professorRoutes.js</text:span></text:p>
      <text:p text:style-name="P1"><text:span text:style-name="Source_20_Text">│ <text:s text:c="2"/>├── controllers/</text:span></text:p>
      <text:p text:style-name="P1"><text:span text:style-name="Source_20_Text">│ <text:s text:c="2"/>├── models/</text:span></text:p>
      <text:p text:style-name="P1"><text:span text:style-name="Source_20_Text">│ <text:s text:c="2"/>├── config/</text:span></text:p>
      <text:p text:style-name="P1"><text:span text:style-name="Source_20_Text">│ <text:s text:c="2"/>│ <text:s text:c="2"/>└── db.js</text:span></text:p>
      <text:p text:style-name="P1"><text:span text:style-name="Source_20_Text">│ <text:s text:c="2"/>└── middleware/</text:span></text:p>
      <text:p text:style-name="P1"><text:span text:style-name="Source_20_Text">├── package.json</text:span></text:p>
      <text:p text:style-name="P2"><text:span text:style-name="Source_20_Text">└── .env</text:span></text:p>
      <text:p text:style-name="Horizontal_20_Line"/>
      <text:h text:style-name="Heading_20_3" text:outline-level="3">🎯 Funcionalidades que você consegue implementar:</text:h>
      <text:list xml:id="list251793027" text:style-name="L6">
        <text:list-item>
          <text:p text:style-name="P9"><text:span text:style-name="Strong_20_Emphasis">Login separado para aluno, professor e admin</text:span></text:p>
        </text:list-item>
        <text:list-item>
          <text:p text:style-name="P9"><text:span text:style-name="Strong_20_Emphasis">Painel administrativo</text:span> com:</text:p>
          <text:list>
            <text:list-item>
              <text:p text:style-name="P9">Cadastro de usuários (CRUD)</text:p>
            </text:list-item>
            <text:list-item>
              <text:p text:style-name="P9">Cadastro de turmas, horários e matérias</text:p>
            </text:list-item>
            <text:list-item>
              <text:p text:style-name="P9">Lançamento e consulta de notas</text:p>
            </text:list-item>
          </text:list>
        </text:list-item>
        <text:list-item>
          <text:p text:style-name="P9"><text:span text:style-name="Strong_20_Emphasis">Painel do professor</text:span> com:</text:p>
          <text:list>
            <text:list-item>
              <text:p text:style-name="P9">Lista de alunos por turma</text:p>
            </text:list-item>
            <text:list-item>
              <text:p text:style-name="P9">Presença e notas</text:p>
            </text:list-item>
          </text:list>
        </text:list-item>
        <text:list-item>
          <text:p text:style-name="P9"><text:span text:style-name="Strong_20_Emphasis">Painel do aluno</text:span> com:</text:p>
          <text:list>
            <text:list-item>
              <text:p text:style-name="P9">Visualização de notas, frequência e calendário</text:p>
            </text:list-item>
          </text:list>
        </text:list-item>
      </text:list>
      <text:p text:style-name="Horizontal_20_Line"/>
      <text:h text:style-name="Heading_20_3" text:outline-level="3"><text:soft-page-break/>⚙️ Pacotes do Node.js úteis:</text:h>
      <text:list xml:id="list624221116" text:style-name="L7">
        <text:list-item>
          <text:p text:style-name="P10"><text:span text:style-name="Source_20_Text">express</text:span> → servidor</text:p>
        </text:list-item>
        <text:list-item>
          <text:p text:style-name="P10"><text:span text:style-name="Source_20_Text">mysql2</text:span> → conexão com MySQL</text:p>
        </text:list-item>
        <text:list-item>
          <text:p text:style-name="P10"><text:span text:style-name="Source_20_Text">dotenv</text:span> → variáveis de ambiente (.env)</text:p>
        </text:list-item>
        <text:list-item>
          <text:p text:style-name="P10"><text:span text:style-name="Source_20_Text">bcryptjs</text:span> → criptografia de senhas</text:p>
        </text:list-item>
        <text:list-item>
          <text:p text:style-name="P10"><text:span text:style-name="Source_20_Text">jsonwebtoken</text:span> → autenticação com token</text:p>
        </text:list-item>
        <text:list-item>
          <text:p text:style-name="P10"><text:span text:style-name="Source_20_Text">express-session</text:span> → sessões de login (alternativo ao JWT)</text:p>
        </text:list-item>
        <text:list-item>
          <text:p text:style-name="P10"><text:span text:style-name="Source_20_Text">cors</text:span> e <text:span text:style-name="Source_20_Text">helmet</text:span> → segurança da API</text:p>
        </text:list-item>
      </text:list>
      <text:p text:style-name="Horizontal_20_Line"/>
      <text:h text:style-name="Heading_20_3" text:outline-level="3">🔐 Exemplo de rotas que você pode criar:</text:h>
      <text:p text:style-name="Preformatted_20_Text">js</text:p>
      <text:p text:style-name="Preformatted_20_Text">CopiarEditar</text:p>
      <text:p text:style-name="P1"><text:span text:style-name="Source_20_Text">// backend/routes/authRoutes.js</text:span></text:p>
      <text:p text:style-name="P1"><text:span text:style-name="Source_20_Text">router.post('/login', loginUser);</text:span></text:p>
      <text:p text:style-name="P1"><text:span text:style-name="Source_20_Text">router.post('/register', registerUser);</text:span></text:p>
      <text:p text:style-name="P1"/>
      <text:p text:style-name="P1"><text:span text:style-name="Source_20_Text">// backend/routes/alunoRoutes.js</text:span></text:p>
      <text:p text:style-name="P1"><text:span text:style-name="Source_20_Text">router.get('/alunos', getAllAlunos);</text:span></text:p>
      <text:p text:style-name="P1"><text:span text:style-name="Source_20_Text">router.post('/aluno', createAluno);</text:span></text:p>
      <text:p text:style-name="P1"/>
      <text:p text:style-name="P1"><text:span text:style-name="Source_20_Text">// backend/routes/professorRoutes.js</text:span></text:p>
      <text:p text:style-name="P1"><text:span text:style-name="Source_20_Text">router.get('/professores', getAllProfessores);</text:span></text:p>
      <text:p text:style-name="P2"><text:span text:style-name="Source_20_Text">router.post('/professor', createProfessor);</text:span></text:p>
      <text:p text:style-name="Horizontal_20_Line"/>
      <text:h text:style-name="Heading_20_3" text:outline-level="3">💡 Dica:</text:h>
      <text:p text:style-name="Text_20_body">Como são muitos tipos de usuários (aluno, professor, admin), use um campo <text:span text:style-name="Source_20_Text">role</text:span> na tabela <text:span text:style-name="Source_20_Text">usuarios</text:span> para diferenciar os acessos e permissões.</text:p>
      <text:p text:style-name="Horizontal_20_Line"/>
      <text:h text:style-name="Heading_20_3" text:outline-level="3">📘 Quer ajuda para começar?</text:h>
      <text:p text:style-name="Text_20_body">Posso te gerar:</text:p>
      <text:list xml:id="list3707108870" text:style-name="L8">
        <text:list-item>
          <text:p text:style-name="P11">Um <text:span text:style-name="Strong_20_Emphasis">esqueleto de projeto com Node + MySQL</text:span></text:p>
        </text:list-item>
        <text:list-item>
          <text:p text:style-name="P11">Um <text:span text:style-name="Strong_20_Emphasis">exemplo funcional de login e autenticação</text:span></text:p>
        </text:list-item>
        <text:list-item>
          <text:p text:style-name="P11">O <text:span text:style-name="Strong_20_Emphasis">modelo do banco de dados</text:span> com as tabelas principais</text:p>
        </text:list-item>
      </text:list>
      <text:p text:style-name="Text_20_body">É só me dizer se quer começar por isso e qual parte você quer montar primeiro: o <text:span text:style-name="Strong_20_Emphasis">login</text:span>, o <text:span text:style-name="Strong_20_Emphasis">cadastro de alunos</text:span>, ou o <text:span text:style-name="Strong_20_Emphasis">painel admin</text:span>, por exemplo.</text:p>
      <text:h text:style-name="Heading_20_5" text:outline-level="5">Você disse:</text:h>
      <text:p text:style-name="Text_20_body">No momento, eu precisaria de uma ideia de plano de negócios para uma escola de 200 alunos. Entendeu? Onde tem que se encaixar legal a gestão. Você pode me oferecer?</text:p>
      <text:h text:style-name="Heading_20_6" text:outline-level="6"><text:soft-page-break/>O ChatGPT disse:</text:h>
      <text:p text:style-name="Text_20_body">Entendi perfeitamente: você quer um <text:span text:style-name="Strong_20_Emphasis">plano de negócios focado em uma escola com 200 alunos</text:span>, com <text:span text:style-name="Strong_20_Emphasis">gestão bem estruturada</text:span>, para guiar o projeto e também dar base ao sistema que você está criando.</text:p>
      <text:p text:style-name="Text_20_body">Abaixo está um <text:span text:style-name="Strong_20_Emphasis">modelo de plano de negócios completo</text:span>, adaptado para uma escola de médio porte (com 200 alunos), com foco em gestão educacional e sustentabilidade financeira:</text:p>
      <text:p text:style-name="Horizontal_20_Line"/>
      <text:h text:style-name="Heading_20_2" text:outline-level="2">📘 PLANO DE NEGÓCIOS — Escola Educacional [Nome da Escola]</text:h>
      <text:h text:style-name="Heading_20_3" text:outline-level="3">1. <text:span text:style-name="Strong_20_Emphasis">Resumo Executivo</text:span></text:h>
      <text:list xml:id="list473596184" text:style-name="L9">
        <text:list-item>
          <text:p text:style-name="P12"><text:span text:style-name="Strong_20_Emphasis">Nome da escola:</text:span> [Nome da sua escola]</text:p>
        </text:list-item>
        <text:list-item>
          <text:p text:style-name="P12"><text:span text:style-name="Strong_20_Emphasis">Localização:</text:span> [Cidade, bairro]</text:p>
        </text:list-item>
        <text:list-item>
          <text:p text:style-name="P12"><text:span text:style-name="Strong_20_Emphasis">Público-alvo:</text:span> Alunos do Ensino Fundamental/Médio (ou outro segmento)</text:p>
        </text:list-item>
        <text:list-item>
          <text:p text:style-name="P12"><text:span text:style-name="Strong_20_Emphasis">Capacidade atual:</text:span> 200 alunos</text:p>
        </text:list-item>
        <text:list-item>
          <text:p text:style-name="P12"><text:span text:style-name="Strong_20_Emphasis">Objetivo principal:</text:span> Oferecer educação de qualidade com gestão moderna, integrando tecnologia, professores qualificados e foco no desenvolvimento humano e acadêmico dos alunos.</text:p>
        </text:list-item>
      </text:list>
      <text:p text:style-name="Horizontal_20_Line"/>
      <text:h text:style-name="Heading_20_3" text:outline-level="3">2. <text:span text:style-name="Strong_20_Emphasis">Análise de Mercado</text:span></text:h>
      <text:list xml:id="list3296912309" text:style-name="L10">
        <text:list-item>
          <text:p text:style-name="P13"><text:span text:style-name="Strong_20_Emphasis">Demanda local:</text:span> Bairro/população com crescimento educacional, interesse por escolas organizadas.</text:p>
        </text:list-item>
        <text:list-item>
          <text:p text:style-name="P13"><text:span text:style-name="Strong_20_Emphasis">Concorrência:</text:span> Avaliação de escolas próximas, diferenciais que a sua escola pode oferecer.</text:p>
        </text:list-item>
        <text:list-item>
          <text:p text:style-name="P13"><text:span text:style-name="Strong_20_Emphasis">Oportunidades:</text:span> Uso de tecnologia para atrair pais modernos; foco em valores humanos e preparo para o futuro.</text:p>
        </text:list-item>
      </text:list>
      <text:p text:style-name="Horizontal_20_Line"/>
      <text:h text:style-name="Heading_20_3" text:outline-level="3">3. <text:span text:style-name="Strong_20_Emphasis">Serviços Oferecidos</text:span></text:h>
      <text:list xml:id="list1139832952" text:style-name="L11">
        <text:list-item>
          <text:p text:style-name="P14">Ensino regular (especificar nível: fundamental, médio, técnico...)</text:p>
        </text:list-item>
        <text:list-item>
          <text:p text:style-name="P14">Atividades extracurriculares (dança, música, robótica, reforço)</text:p>
        </text:list-item>
        <text:list-item>
          <text:p text:style-name="P14">Apoio psicopedagógico</text:p>
        </text:list-item>
        <text:list-item>
          <text:p text:style-name="P14">Gestão integrada via sistema online (aluno, professor e responsáveis)</text:p>
        </text:list-item>
        <text:list-item>
          <text:p text:style-name="P14">Portal do aluno com notas, faltas e comunicados</text:p>
        </text:list-item>
      </text:list>
      <text:p text:style-name="Horizontal_20_Line"/>
      <text:h text:style-name="Heading_20_3" text:outline-level="3"><text:soft-page-break/>4. <text:span text:style-name="Strong_20_Emphasis">Estrutura de Gestão</text:span></text:h>
      <text:p text:style-name="Text_20_body"><text:span text:style-name="Strong_20_Emphasis">Organograma sugerido:</text:span></text:p>
      <text:p text:style-name="Preformatted_20_Text">bash</text:p>
      <text:p text:style-name="Preformatted_20_Text">CopiarEditar</text:p>
      <text:p text:style-name="P1"><text:span text:style-name="Source_20_Text">Direção Geral</text:span></text:p>
      <text:p text:style-name="P1"><text:span text:style-name="Source_20_Text">│</text:span></text:p>
      <text:p text:style-name="P1"><text:span text:style-name="Source_20_Text">├── Coordenação Pedagógica</text:span></text:p>
      <text:p text:style-name="P1"><text:span text:style-name="Source_20_Text">│ <text:s text:c="2"/>└── Professores (divididos por série/disciplina)</text:span></text:p>
      <text:p text:style-name="P1"><text:span text:style-name="Source_20_Text">│</text:span></text:p>
      <text:p text:style-name="P1"><text:span text:style-name="Source_20_Text">├── Secretaria Escolar</text:span></text:p>
      <text:p text:style-name="P1"><text:span text:style-name="Source_20_Text">│ <text:s text:c="2"/>├── Atendimento aos pais</text:span></text:p>
      <text:p text:style-name="P1"><text:span text:style-name="Source_20_Text">│ <text:s text:c="2"/>├── Controle de matrículas/documentos</text:span></text:p>
      <text:p text:style-name="P1"><text:span text:style-name="Source_20_Text">│</text:span></text:p>
      <text:p text:style-name="P1"><text:span text:style-name="Source_20_Text">├── Coordenação Administrativa</text:span></text:p>
      <text:p text:style-name="P1"><text:span text:style-name="Source_20_Text">│ <text:s text:c="2"/>├── Financeiro (boletos, mensalidades)</text:span></text:p>
      <text:p text:style-name="P1"><text:span text:style-name="Source_20_Text">│ <text:s text:c="2"/>└── RH (folha de pagamento, contratos)</text:span></text:p>
      <text:p text:style-name="P1"><text:span text:style-name="Source_20_Text">│</text:span></text:p>
      <text:p text:style-name="P1"><text:span text:style-name="Source_20_Text">└── Suporte Técnico / TI</text:span></text:p>
      <text:p text:style-name="P2"><text:span text:style-name="Source_20_Text"><text:s text:c="4"/>└── Gestão do sistema e dados</text:span></text:p>
      <text:p text:style-name="Horizontal_20_Line"/>
      <text:h text:style-name="Heading_20_3" text:outline-level="3">5. <text:span text:style-name="Strong_20_Emphasis">Plano de Gestão Acadêmica</text:span></text:h>
      <text:list xml:id="list2892377297" text:style-name="L12">
        <text:list-item>
          <text:p text:style-name="P15">Calendário escolar digital</text:p>
        </text:list-item>
        <text:list-item>
          <text:p text:style-name="P15">Planejamento de aulas por bimestre</text:p>
        </text:list-item>
        <text:list-item>
          <text:p text:style-name="P15">Lançamento online de notas e presenças</text:p>
        </text:list-item>
        <text:list-item>
          <text:p text:style-name="P15">Relatórios automáticos para pais</text:p>
        </text:list-item>
        <text:list-item>
          <text:p text:style-name="P15">Avaliações com rúbricas personalizadas</text:p>
        </text:list-item>
        <text:list-item>
          <text:p text:style-name="P15">Integração com WhatsApp e e-mail para avisos</text:p>
        </text:list-item>
      </text:list>
      <text:p text:style-name="Horizontal_20_Line"/>
      <text:h text:style-name="Heading_20_3" text:outline-level="3">6. <text:span text:style-name="Strong_20_Emphasis">Gestão Financeira</text:span></text:h>
      <text:p text:style-name="Text_20_body"><text:span text:style-name="Strong_20_Emphasis">Fontes de receita:</text:span></text:p>
      <text:list xml:id="list2803359874" text:style-name="L13">
        <text:list-item>
          <text:p text:style-name="P16">Mensalidades</text:p>
        </text:list-item>
        <text:list-item>
          <text:p text:style-name="P16">Taxas de matrícula</text:p>
        </text:list-item>
        <text:list-item>
          <text:p text:style-name="P16">Atividades extras (reforço, cursos pagos)</text:p>
        </text:list-item>
        <text:list-item>
          <text:p text:style-name="P16">Eventos e parcerias</text:p>
        </text:list-item>
      </text:list>
      <text:p text:style-name="Text_20_body"><text:span text:style-name="Strong_20_Emphasis">Despesas fixas:</text:span></text:p>
      <text:list xml:id="list3299952789" text:style-name="L14">
        <text:list-item>
          <text:p text:style-name="P17">Salários (professores, coordenação, secretaria)</text:p>
        </text:list-item>
        <text:list-item>
          <text:p text:style-name="P17">Aluguel ou manutenção do prédio</text:p>
        </text:list-item>
        <text:list-item>
          <text:p text:style-name="P17">Água, luz, internet</text:p>
        </text:list-item>
        <text:list-item>
          <text:p text:style-name="P17">Sistema online e suporte</text:p>
        </text:list-item>
        <text:list-item>
          <text:p text:style-name="P17"><text:soft-page-break/>Material didático</text:p>
        </text:list-item>
        <text:list-item>
          <text:p text:style-name="P17">Marketing e divulgação</text:p>
        </text:list-item>
      </text:list>
      <text:p text:style-name="Horizontal_20_Line"/>
      <text:h text:style-name="Heading_20_3" text:outline-level="3">7. <text:span text:style-name="Strong_20_Emphasis">Tecnologia e Inovação</text:span></text:h>
      <text:list xml:id="list3892474202" text:style-name="L15">
        <text:list-item>
          <text:p text:style-name="P18">Sistema web (desenvolvido com Node.js, MySQL e Bootstrap)</text:p>
        </text:list-item>
        <text:list-item>
          <text:p text:style-name="P18">Acesso separado para alunos, professores, pais e administração</text:p>
        </text:list-item>
        <text:list-item>
          <text:p text:style-name="P18">Painel de controle com indicadores pedagógicos e financeiros</text:p>
        </text:list-item>
        <text:list-item>
          <text:p text:style-name="P18">Backup em nuvem dos dados escolares</text:p>
        </text:list-item>
        <text:list-item>
          <text:p text:style-name="P18">Relatórios automáticos de desempenho</text:p>
        </text:list-item>
        <text:list-item>
          <text:p text:style-name="P18">Integração com boletos e pagamentos online</text:p>
        </text:list-item>
      </text:list>
      <text:p text:style-name="Horizontal_20_Line"/>
      <text:h text:style-name="Heading_20_3" text:outline-level="3">8. <text:span text:style-name="Strong_20_Emphasis">Marketing e Captação de Alunos</text:span></text:h>
      <text:list xml:id="list2597440398" text:style-name="L16">
        <text:list-item>
          <text:p text:style-name="P19">Site institucional com SEO local</text:p>
        </text:list-item>
        <text:list-item>
          <text:p text:style-name="P19">Campanhas no Instagram, Facebook e Google Ads</text:p>
        </text:list-item>
        <text:list-item>
          <text:p text:style-name="P19">Parcerias com comércios locais</text:p>
        </text:list-item>
        <text:list-item>
          <text:p text:style-name="P19">Programas de indicação (aluno indica aluno)</text:p>
        </text:list-item>
        <text:list-item>
          <text:p text:style-name="P19">Eventos abertos (feiras, apresentações)</text:p>
        </text:list-item>
      </text:list>
      <text:p text:style-name="Horizontal_20_Line"/>
      <text:h text:style-name="Heading_20_3" text:outline-level="3">9. <text:span text:style-name="Strong_20_Emphasis">Investimento Inicial (estimado)</text:span>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94614441723808">
            <table:table-cell table:style-name="Table3.A1" office:value-type="string">
              <text:p text:style-name="Table_20_Heading">Item</text:p>
            </table:table-cell>
            <table:table-cell table:style-name="Table3.A1" office:value-type="string">
              <text:p text:style-name="Table_20_Heading">Valor Estimado</text:p>
            </table:table-cell>
          </table:table-row>
        </table:table-header-rows>
        <table:table-row table:style-name="TableLine94614441484864">
          <table:table-cell table:style-name="Table3.A1" office:value-type="string">
            <text:p text:style-name="Table_20_Contents">Mobiliário (salas, secretaria)</text:p>
          </table:table-cell>
          <table:table-cell table:style-name="Table3.A1" office:value-type="string">
            <text:p text:style-name="Table_20_Contents">R$ 30.000</text:p>
          </table:table-cell>
        </table:table-row>
        <table:table-row table:style-name="TableLine94614441497296">
          <table:table-cell table:style-name="Table3.A1" office:value-type="string">
            <text:p text:style-name="Table_20_Contents">Equipamentos (PCs, projetores)</text:p>
          </table:table-cell>
          <table:table-cell table:style-name="Table3.A1" office:value-type="string">
            <text:p text:style-name="Table_20_Contents">R$ 20.000</text:p>
          </table:table-cell>
        </table:table-row>
        <table:table-row table:style-name="TableLine94614441501424">
          <table:table-cell table:style-name="Table3.A1" office:value-type="string">
            <text:p text:style-name="Table_20_Contents">Material didático inicial</text:p>
          </table:table-cell>
          <table:table-cell table:style-name="Table3.A1" office:value-type="string">
            <text:p text:style-name="Table_20_Contents">R$ 10.000</text:p>
          </table:table-cell>
        </table:table-row>
        <table:table-row table:style-name="TableLine94614441506064">
          <table:table-cell table:style-name="Table3.A1" office:value-type="string">
            <text:p text:style-name="Table_20_Contents">Desenvolvimento do sistema</text:p>
          </table:table-cell>
          <table:table-cell table:style-name="Table3.A1" office:value-type="string">
            <text:p text:style-name="Table_20_Contents">R$ 15.000</text:p>
          </table:table-cell>
        </table:table-row>
        <table:table-row table:style-name="TableLine94614441508208">
          <table:table-cell table:style-name="Table3.A1" office:value-type="string">
            <text:p text:style-name="Table_20_Contents">Marketing inicial</text:p>
          </table:table-cell>
          <table:table-cell table:style-name="Table3.A1" office:value-type="string">
            <text:p text:style-name="Table_20_Contents">R$ 5.000</text:p>
          </table:table-cell>
        </table:table-row>
        <table:table-row table:style-name="TableLine94614441510176">
          <table:table-cell table:style-name="Table3.A1" office:value-type="string">
            <text:p text:style-name="Table_20_Contents">Capital de giro (3 meses)</text:p>
          </table:table-cell>
          <table:table-cell table:style-name="Table3.A1" office:value-type="string">
            <text:p text:style-name="Table_20_Contents">R$ 25.000</text:p>
          </table:table-cell>
        </table:table-row>
        <table:table-row table:style-name="TableLine94614441513232">
          <table:table-cell table:style-name="Table3.A1" office:value-type="string">
            <text:p text:style-name="Table_20_Contents"><text:span text:style-name="Strong_20_Emphasis">Total</text:span></text:p>
          </table:table-cell>
          <table:table-cell table:style-name="Table3.A1" office:value-type="string">
            <text:p text:style-name="Table_20_Contents"><text:span text:style-name="Strong_20_Emphasis">R$ 105.000</text:span></text:p>
          </table:table-cell>
        </table:table-row>
      </table:table>
      <text:p text:style-name="Text_20_body"><text:span text:style-name="Emphasis">(Você pode adaptar conforme sua realidade.)</text:span></text:p>
      <text:p text:style-name="Horizontal_20_Line"/>
      <text:h text:style-name="Heading_20_3" text:outline-level="3">10. <text:span text:style-name="Strong_20_Emphasis">Projeção de Receita Mensal</text:span></text:h>
      <table:table table:name="Table4" table:style-name="Table4">
        <table:table-column table:style-name="Table4.A"/>
        <table:table-column table:style-name="Table4.B"/>
        <table:table-header-rows>
          <table:table-row table:style-name="TableLine94614441726512">
            <table:table-cell table:style-name="Table4.A1" office:value-type="string">
              <text:p text:style-name="Table_20_Heading">Receita</text:p>
            </table:table-cell>
            <table:table-cell table:style-name="Table4.A1" office:value-type="string">
              <text:p text:style-name="Table_20_Heading">Valor</text:p>
            </table:table-cell>
          </table:table-row>
        </table:table-header-rows>
        <table:table-row table:style-name="TableLine94614441554608">
          <table:table-cell table:style-name="Table4.A1" office:value-type="string">
            <text:p text:style-name="Table_20_Contents">Mensalidade média: R$ 500 x 200 alunos</text:p>
          </table:table-cell>
          <table:table-cell table:style-name="Table4.A1" office:value-type="string">
            <text:p text:style-name="Table_20_Contents">R$ 100.000</text:p>
          </table:table-cell>
        </table:table-row>
        <table:table-row table:style-name="TableLine94614441567792">
          <table:table-cell table:style-name="Table4.A1" office:value-type="string">
            <text:p text:style-name="Table_20_Contents">Atividades extracurriculares</text:p>
          </table:table-cell>
          <table:table-cell table:style-name="Table4.A1" office:value-type="string">
            <text:p text:style-name="Table_20_Contents">R$ 10.000</text:p>
          </table:table-cell>
        </table:table-row>
        <table:table-row table:style-name="TableLine94614441569648">
          <table:table-cell table:style-name="Table4.A1" office:value-type="string">
            <text:p text:style-name="Table_20_Contents"><text:span text:style-name="Strong_20_Emphasis">Total</text:span></text:p>
          </table:table-cell>
          <table:table-cell table:style-name="Table4.A1" office:value-type="string">
            <text:p text:style-name="Table_20_Contents"><text:span text:style-name="Strong_20_Emphasis">R$ 110.000</text:span></text:p>
          </table:table-cell>
        </table:table-row>
      </table:table>
      <text:p text:style-name="Horizontal_20_Line"/>
      <text:h text:style-name="Heading_20_3" text:outline-level="3"><text:soft-page-break/>11. <text:span text:style-name="Strong_20_Emphasis">Diferenciais da Escola</text:span></text:h>
      <text:list xml:id="list935125753" text:style-name="L17">
        <text:list-item>
          <text:p text:style-name="P20">Sistema moderno com acesso para pais, professores e alunos</text:p>
        </text:list-item>
        <text:list-item>
          <text:p text:style-name="P20">Apoio emocional e acompanhamento individualizado</text:p>
        </text:list-item>
        <text:list-item>
          <text:p text:style-name="P20">Transparência na gestão e comunicação digital eficiente</text:p>
        </text:list-item>
        <text:list-item>
          <text:p text:style-name="P20">Educação com foco em habilidades do século XXI</text:p>
        </text:list-item>
      </text:list>
      <text:p text:style-name="Horizontal_20_Line"/>
      <text:h text:style-name="Heading_20_3" text:outline-level="3">12. <text:span text:style-name="Strong_20_Emphasis">Objetivos de Curto, Médio e Longo Prazo</text:span></text:h>
      <text:list xml:id="list4103837849" text:style-name="L18">
        <text:list-item>
          <text:p text:style-name="P21"><text:span text:style-name="Strong_20_Emphasis">Curto (6 meses):</text:span> Estabilizar os processos, concluir o sistema de gestão</text:p>
        </text:list-item>
        <text:list-item>
          <text:p text:style-name="P21"><text:span text:style-name="Strong_20_Emphasis">Médio (1 ano):</text:span> Aumentar a retenção e a satisfação dos alunos, ampliar turmas</text:p>
        </text:list-item>
        <text:list-item>
          <text:p text:style-name="P21"><text:span text:style-name="Strong_20_Emphasis">Longo (2 a 5 anos):</text:span> Expandir para nova unidade, ter 400+ alunos, sistema licenciado para outras escolas</text:p>
        </text:list-item>
      </text:list>
      <text:p text:style-name="Horizontal_20_Line"/>
      <text:p text:style-name="Text_20_body">Se quiser, posso te enviar uma versão <text:span text:style-name="Strong_20_Emphasis">editável em Word ou PDF</text:span>, ou montar uma <text:span text:style-name="Strong_20_Emphasis">apresentação estilo pitch deck (PowerPoint)</text:span> com esse conteúdo.</text:p>
      <text:p text:style-name="Text_20_body">Deseja isso? Ou prefere que eu comece ajudando a montar o <text:span text:style-name="Strong_20_Emphasis">modelo de banco de dados</text:span> do sistema para apoiar essa gestão?</text:p>
      <text:h text:style-name="Heading_20_5" text:outline-level="5">Você disse:</text:h>
      <text:p text:style-name="Text_20_body">Você tem uma noção de qual o valor a ser cobrado para um trabalho desse porte para o desenvolvimento do sistema?</text:p>
      <text:h text:style-name="Heading_20_6" text:outline-level="6">O ChatGPT disse:</text:h>
      <text:p text:style-name="Text_20_body">Sim, tenho uma boa noção — e posso te ajudar a <text:span text:style-name="Strong_20_Emphasis">precificar de forma realista</text:span>, levando em conta o tamanho do sistema, a quantidade de usuários, e o escopo de funcionalidades. Vamos lá:</text:p>
      <text:p text:style-name="Horizontal_20_Line"/>
      <text:h text:style-name="Heading_20_2" text:outline-level="2">💰 <text:span text:style-name="Strong_20_Emphasis">Quanto cobrar pelo desenvolvimento de um sistema de gestão escolar para 200 alunos?</text:span></text:h>
      <text:h text:style-name="Heading_20_3" text:outline-level="3">1. <text:span text:style-name="Strong_20_Emphasis">Fatores que influenciam o valor:</text:span></text:h>
      <text:list xml:id="list3940403636" text:style-name="L19">
        <text:list-item>
          <text:p text:style-name="P22">Quantidade de funcionalidades</text:p>
        </text:list-item>
        <text:list-item>
          <text:p text:style-name="P22">Nível de personalização</text:p>
        </text:list-item>
        <text:list-item>
          <text:p text:style-name="P22">Integrações (ex: sistema financeiro, pagamentos, e-mails)</text:p>
        </text:list-item>
        <text:list-item>
          <text:p text:style-name="P22">Prazos e suporte</text:p>
        </text:list-item>
        <text:list-item>
          <text:p text:style-name="P22">Se você vai oferecer <text:span text:style-name="Strong_20_Emphasis">painel para 3 tipos de usuário</text:span> (admin, professor, aluno)</text:p>
        </text:list-item>
        <text:list-item>
          <text:p text:style-name="P22">Se é um projeto único ou uma <text:span text:style-name="Strong_20_Emphasis">plataforma escalável</text:span></text:p>
        </text:list-item>
      </text:list>
      <text:p text:style-name="Horizontal_20_Line"/>
      <text:h text:style-name="Heading_20_3" text:outline-level="3"><text:soft-page-break/>2. 💼 <text:span text:style-name="Strong_20_Emphasis">Modelo de Sistema como Projeto Único (sob medida)</text:span></text:h>
      <text:h text:style-name="Heading_20_4" text:outline-level="4">👉 Escopo padrão que você mencionou:</text:h>
      <text:list xml:id="list1045699859" text:style-name="L20">
        <text:list-item>
          <text:p text:style-name="P23">Login para 3 tipos de usuário</text:p>
        </text:list-item>
        <text:list-item>
          <text:p text:style-name="P23">Painel de controle para cada tipo</text:p>
        </text:list-item>
        <text:list-item>
          <text:p text:style-name="P23">Cadastro e gestão de alunos, professores, notas, presenças</text:p>
        </text:list-item>
        <text:list-item>
          <text:p text:style-name="P23">Área administrativa com relatórios</text:p>
        </text:list-item>
        <text:list-item>
          <text:p text:style-name="P23">Banco de dados (MySQL) estruturado</text:p>
        </text:list-item>
        <text:list-item>
          <text:p text:style-name="P23">Integração com e-mail e WhatsApp (se necessário)</text:p>
        </text:list-item>
        <text:list-item>
          <text:p text:style-name="P23">Frontend com Bootstrap responsivo</text:p>
        </text:list-item>
        <text:list-item>
          <text:p text:style-name="P23">Backend com Node.js e Express</text:p>
        </text:list-item>
      </text:list>
      <text:p text:style-name="Horizontal_20_Line"/>
      <text:h text:style-name="Heading_20_3" text:outline-level="3">3. 💵 <text:span text:style-name="Strong_20_Emphasis">Faixa de preço recomendada (freelancer/autônomo)</text:span></text:h>
      <table:table table:name="Table5" table:style-name="Table5">
        <table:table-column table:style-name="Table5.A"/>
        <table:table-column table:style-name="Table5.B"/>
        <table:table-header-rows>
          <table:table-row table:style-name="TableLine94614441752096">
            <table:table-cell table:style-name="Table5.A1" office:value-type="string">
              <text:p text:style-name="Table_20_Heading">Nível do Desenvolvedor</text:p>
            </table:table-cell>
            <table:table-cell table:style-name="Table5.A1" office:value-type="string">
              <text:p text:style-name="Table_20_Heading">Valor estimado (Brasil)</text:p>
            </table:table-cell>
          </table:table-row>
        </table:table-header-rows>
        <table:table-row table:style-name="TableLine94614441761824">
          <table:table-cell table:style-name="Table5.A1" office:value-type="string">
            <text:p text:style-name="Table_20_Contents">Iniciante (com boa lógica e entrega funcional, sem painel visual moderno)</text:p>
          </table:table-cell>
          <table:table-cell table:style-name="Table5.A1" office:value-type="string">
            <text:p text:style-name="Table_20_Contents">R$ 5.000 a R$ 8.000</text:p>
          </table:table-cell>
        </table:table-row>
        <table:table-row table:style-name="TableLine94614441772976">
          <table:table-cell table:style-name="Table5.A1" office:value-type="string">
            <text:p text:style-name="Table_20_Contents">Intermediário (design + painéis modernos + autenticação segura + boas práticas)</text:p>
          </table:table-cell>
          <table:table-cell table:style-name="Table5.A1" office:value-type="string">
            <text:p text:style-name="Table_20_Contents"><text:span text:style-name="Strong_20_Emphasis">R$ 10.000 a R$ 18.000</text:span></text:p>
          </table:table-cell>
        </table:table-row>
        <table:table-row table:style-name="TableLine94614441775488">
          <table:table-cell table:style-name="Table5.A1" office:value-type="string">
            <text:p text:style-name="Table_20_Contents">Avançado/Plataforma com suporte, API, escalável e modular</text:p>
          </table:table-cell>
          <table:table-cell table:style-name="Table5.A1" office:value-type="string">
            <text:p text:style-name="Table_20_Contents">R$ 20.000 a R$ 35.000+</text:p>
          </table:table-cell>
        </table:table-row>
      </table:table>
      <text:p text:style-name="Horizontal_20_Line"/>
      <text:h text:style-name="Heading_20_3" text:outline-level="3">⚙️ Exemplo de divisão de preço por módulo:</text:h>
      <table:table table:name="Table6" table:style-name="Table6">
        <table:table-column table:style-name="Table6.A"/>
        <table:table-column table:style-name="Table6.B"/>
        <table:table-header-rows>
          <table:table-row table:style-name="TableLine94614441803984">
            <table:table-cell table:style-name="Table6.A1" office:value-type="string">
              <text:p text:style-name="Table_20_Heading">Módulo</text:p>
            </table:table-cell>
            <table:table-cell table:style-name="Table6.A1" office:value-type="string">
              <text:p text:style-name="Table_20_Heading">Valor aproximado</text:p>
            </table:table-cell>
          </table:table-row>
        </table:table-header-rows>
        <table:table-row table:style-name="TableLine94614441823872">
          <table:table-cell table:style-name="Table6.A1" office:value-type="string">
            <text:p text:style-name="Table_20_Contents">Login e autenticação</text:p>
          </table:table-cell>
          <table:table-cell table:style-name="Table6.A1" office:value-type="string">
            <text:p text:style-name="Table_20_Contents">R$ 1.500</text:p>
          </table:table-cell>
        </table:table-row>
        <table:table-row table:style-name="TableLine94614441824240">
          <table:table-cell table:style-name="Table6.A1" office:value-type="string">
            <text:p text:style-name="Table_20_Contents">Cadastro de usuários e permissões</text:p>
          </table:table-cell>
          <table:table-cell table:style-name="Table6.A1" office:value-type="string">
            <text:p text:style-name="Table_20_Contents">R$ 2.000</text:p>
          </table:table-cell>
        </table:table-row>
        <table:table-row table:style-name="TableLine94614441824672">
          <table:table-cell table:style-name="Table6.A1" office:value-type="string">
            <text:p text:style-name="Table_20_Contents">Painel de aluno</text:p>
          </table:table-cell>
          <table:table-cell table:style-name="Table6.A1" office:value-type="string">
            <text:p text:style-name="Table_20_Contents">R$ 2.000</text:p>
          </table:table-cell>
        </table:table-row>
        <table:table-row table:style-name="TableLine94614441825328">
          <table:table-cell table:style-name="Table6.A1" office:value-type="string">
            <text:p text:style-name="Table_20_Contents">Painel de professor</text:p>
          </table:table-cell>
          <table:table-cell table:style-name="Table6.A1" office:value-type="string">
            <text:p text:style-name="Table_20_Contents">R$ 2.500</text:p>
          </table:table-cell>
        </table:table-row>
        <table:table-row table:style-name="TableLine94614441826064">
          <table:table-cell table:style-name="Table6.A1" office:value-type="string">
            <text:p text:style-name="Table_20_Contents">Painel administrativo completo</text:p>
          </table:table-cell>
          <table:table-cell table:style-name="Table6.A1" office:value-type="string">
            <text:p text:style-name="Table_20_Contents">R$ 3.000</text:p>
          </table:table-cell>
        </table:table-row>
        <table:table-row table:style-name="TableLine94614441826832">
          <table:table-cell table:style-name="Table6.A1" office:value-type="string">
            <text:p text:style-name="Table_20_Contents">Lançamento de notas, faltas</text:p>
          </table:table-cell>
          <table:table-cell table:style-name="Table6.A1" office:value-type="string">
            <text:p text:style-name="Table_20_Contents">R$ 1.500</text:p>
          </table:table-cell>
        </table:table-row>
        <table:table-row table:style-name="TableLine94614441827648">
          <table:table-cell table:style-name="Table6.A1" office:value-type="string">
            <text:p text:style-name="Table_20_Contents">Relatórios e exportações</text:p>
          </table:table-cell>
          <table:table-cell table:style-name="Table6.A1" office:value-type="string">
            <text:p text:style-name="Table_20_Contents">R$ 1.000</text:p>
          </table:table-cell>
        </table:table-row>
        <table:table-row table:style-name="TableLine94614441828464">
          <table:table-cell table:style-name="Table6.A1" office:value-type="string">
            <text:p text:style-name="Table_20_Contents">Integração com WhatsApp/e-mail</text:p>
          </table:table-cell>
          <table:table-cell table:style-name="Table6.A1" office:value-type="string">
            <text:p text:style-name="Table_20_Contents">R$ 1.000</text:p>
          </table:table-cell>
        </table:table-row>
      </table:table>
      <text:p text:style-name="Horizontal_20_Line"/>
      <text:h text:style-name="Heading_20_3" text:outline-level="3">🎯 Sugestões:</text:h>
      <text:list xml:id="list2505782392" text:style-name="L21">
        <text:list-item>
          <text:p text:style-name="P24">Se for seu <text:span text:style-name="Strong_20_Emphasis">primeiro sistema desse porte</text:span>, cobre a partir de <text:span text:style-name="Strong_20_Emphasis">R$ 6.000 a R$ 10.000</text:span>, entregando algo funcional, bem documentado, e com possibilidade de evolução.</text:p>
        </text:list-item>
        <text:list-item>
          <text:p text:style-name="P24">Ofereça <text:span text:style-name="Strong_20_Emphasis">planos de manutenção mensal</text:span> (ex: R$ 200 a R$ 500/mês) para suporte, backup e melhorias.</text:p>
        </text:list-item>
        <text:list-item>
          <text:p text:style-name="P24"><text:soft-page-break/>Você pode transformar esse sistema em uma <text:span text:style-name="Strong_20_Emphasis">plataforma SaaS</text:span> no futuro e cobrar mensalidades por escola (R$ 199 a R$ 499/mês).</text:p>
        </text:list-item>
      </text:list>
      <text:p text:style-name="Horizontal_20_Line"/>
      <text:p text:style-name="Text_20_body">Se quiser, posso te ajudar a montar:</text:p>
      <text:list xml:id="list1335436207" text:style-name="L22">
        <text:list-item>
          <text:p text:style-name="P25">Uma <text:span text:style-name="Strong_20_Emphasis">proposta comercial</text:span> em PDF</text:p>
        </text:list-item>
        <text:list-item>
          <text:p text:style-name="P25">Um <text:span text:style-name="Strong_20_Emphasis">modelo de contrato</text:span></text:p>
        </text:list-item>
        <text:list-item>
          <text:p text:style-name="P25">Um <text:span text:style-name="Strong_20_Emphasis">cronograma com marcos de entrega</text:span></text:p>
        </text:list-item>
      </text:list>
      <text:p text:style-name="Text_20_body">É só dizer o que precisa agora.</text:p>
      <text:h text:style-name="Heading_20_5" text:outline-level="5">Você disse:</text:h>
      <text:p text:style-name="Text_20_body">como posso dar inicio a o projeto hoje ?</text:p>
      <text:h text:style-name="Heading_20_6" text:outline-level="6">O ChatGPT disse:</text:h>
      <text:p text:style-name="Text_20_body">Ótimo! 👊 Já que você quer <text:span text:style-name="Strong_20_Emphasis">começar hoje</text:span> o projeto do sistema para a escola com 200 alunos, usando <text:span text:style-name="Strong_20_Emphasis">Node.js, MySQL, Bootstrap, HTML e CSS</text:span>, aqui está um passo a passo <text:span text:style-name="Strong_20_Emphasis">prático</text:span>, direto ao ponto, para iniciar com estrutura profissional e clara.</text:p>
      <text:p text:style-name="Horizontal_20_Line"/>
      <text:h text:style-name="Heading_20_2" text:outline-level="2">✅ <text:span text:style-name="Strong_20_Emphasis">PLANO DE INÍCIO IMEDIATO — Sistema Escolar</text:span></text:h>
      <text:p text:style-name="Horizontal_20_Line"/>
      <text:h text:style-name="Heading_20_3" text:outline-level="3">🛠️ 1. <text:span text:style-name="Strong_20_Emphasis">Crie a Estrutura do Projeto</text:span></text:h>
      <text:p text:style-name="Preformatted_20_Text">bash</text:p>
      <text:p text:style-name="Preformatted_20_Text">CopiarEditar</text:p>
      <text:p text:style-name="P1"><text:span text:style-name="Source_20_Text">mkdir sistema-escolar</text:span></text:p>
      <text:p text:style-name="P1"><text:span text:style-name="Source_20_Text">cd sistema-escolar</text:span></text:p>
      <text:p text:style-name="P2"><text:span text:style-name="Source_20_Text">npm init -y</text:span></text:p>
      <text:p text:style-name="Text_20_body">Instale os pacotes principais:</text:p>
      <text:p text:style-name="Preformatted_20_Text">bash</text:p>
      <text:p text:style-name="Preformatted_20_Text">CopiarEditar</text:p>
      <text:p text:style-name="P2"><text:span text:style-name="Source_20_Text">npm install express mysql2 dotenv nodemon cors bcryptjs jsonwebtoken</text:span></text:p>
      <text:p text:style-name="Text_20_body">Crie a estrutura de pastas:</text:p>
      <text:p text:style-name="Preformatted_20_Text">bash</text:p>
      <text:p text:style-name="Preformatted_20_Text">CopiarEditar</text:p>
      <text:p text:style-name="P1"><text:span text:style-name="Source_20_Text">mkdir src</text:span></text:p>
      <text:p text:style-name="P1"><text:span text:style-name="Source_20_Text">cd src</text:span></text:p>
      <text:p text:style-name="P2"><text:span text:style-name="Source_20_Text">mkdir controllers routes models config middleware public views</text:span></text:p>
      <text:p text:style-name="Text_20_body">Estrutura exemplo:</text:p>
      <text:p text:style-name="Preformatted_20_Text">pgsql</text:p>
      <text:p text:style-name="Preformatted_20_Text">CopiarEditar</text:p>
      <text:p text:style-name="P1"><text:span text:style-name="Source_20_Text">sistema-escolar/</text:span></text:p>
      <text:p text:style-name="P1"><text:span text:style-name="Source_20_Text">├── src/</text:span></text:p>
      <text:p text:style-name="P1"><text:span text:style-name="Source_20_Text">│ <text:s text:c="2"/>├── controllers/</text:span></text:p>
      <text:p text:style-name="P1"><text:span text:style-name="Source_20_Text">│ <text:s text:c="2"/>├── routes/</text:span></text:p>
      <text:p text:style-name="P1"><text:soft-page-break/><text:span text:style-name="Source_20_Text">│ <text:s text:c="2"/>├── models/</text:span></text:p>
      <text:p text:style-name="P1"><text:span text:style-name="Source_20_Text">│ <text:s text:c="2"/>├── config/</text:span></text:p>
      <text:p text:style-name="P1"><text:span text:style-name="Source_20_Text">│ <text:s text:c="2"/>├── middleware/</text:span></text:p>
      <text:p text:style-name="P1"><text:span text:style-name="Source_20_Text">│ <text:s text:c="2"/>├── views/ <text:s text:c="8"/>→ HTMLs com Bootstrap</text:span></text:p>
      <text:p text:style-name="P1"><text:span text:style-name="Source_20_Text">│ <text:s text:c="2"/>└── public/ <text:s text:c="7"/>→ CSS, JS, imagens</text:span></text:p>
      <text:p text:style-name="P1"><text:span text:style-name="Source_20_Text">├── .env</text:span></text:p>
      <text:p text:style-name="P1"><text:span text:style-name="Source_20_Text">├── index.js</text:span></text:p>
      <text:p text:style-name="P2"><text:span text:style-name="Source_20_Text">├── package.json</text:span></text:p>
      <text:p text:style-name="Horizontal_20_Line"/>
      <text:h text:style-name="Heading_20_3" text:outline-level="3">🔐 2. <text:span text:style-name="Strong_20_Emphasis">Configure o .env</text:span></text:h>
      <text:p text:style-name="Text_20_body">Crie o arquivo <text:span text:style-name="Source_20_Text">.env</text:span>:</text:p>
      <text:p text:style-name="Preformatted_20_Text">env</text:p>
      <text:p text:style-name="Preformatted_20_Text">CopiarEditar</text:p>
      <text:p text:style-name="P1"><text:span text:style-name="Source_20_Text">PORT=3000</text:span></text:p>
      <text:p text:style-name="P1"><text:span text:style-name="Source_20_Text">DB_HOST=localhost</text:span></text:p>
      <text:p text:style-name="P1"><text:span text:style-name="Source_20_Text">DB_USER=root</text:span></text:p>
      <text:p text:style-name="P1"><text:span text:style-name="Source_20_Text">DB_PASSWORD=sua_senha</text:span></text:p>
      <text:p text:style-name="P1"><text:span text:style-name="Source_20_Text">DB_NAME=sistema_escolar</text:span></text:p>
      <text:p text:style-name="P2"><text:span text:style-name="Source_20_Text">JWT_SECRET=sua_chave_secreta</text:span></text:p>
      <text:p text:style-name="Horizontal_20_Line"/>
      <text:h text:style-name="Heading_20_3" text:outline-level="3">🧩 3. <text:span text:style-name="Strong_20_Emphasis">Configure o servidor (index.js)</text:span>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cors = require('cors');</text:span></text:p>
      <text:p text:style-name="P1"><text:span text:style-name="Source_20_Text">const app = express();</text:span></text:p>
      <text:p text:style-name="P1"><text:span text:style-name="Source_20_Text">require('dotenv').config();</text:span></text:p>
      <text:p text:style-name="P1"/>
      <text:p text:style-name="P1"><text:span text:style-name="Source_20_Text">app.use(cors());</text:span></text:p>
      <text:p text:style-name="P1"><text:span text:style-name="Source_20_Text">app.use(express.json());</text:span></text:p>
      <text:p text:style-name="P1"><text:span text:style-name="Source_20_Text">app.use(express.static('src/public'));</text:span></text:p>
      <text:p text:style-name="P1"><text:span text:style-name="Source_20_Text">app.set('view engine', 'ejs'); // ou use HTML puro</text:span></text:p>
      <text:p text:style-name="P1"/>
      <text:p text:style-name="P1"><text:span text:style-name="Source_20_Text">// Rotas</text:span></text:p>
      <text:p text:style-name="P1"><text:span text:style-name="Source_20_Text">const userRoutes = require('./src/routes/userRoutes');</text:span></text:p>
      <text:p text:style-name="P1"><text:span text:style-name="Source_20_Text">app.use('/users', userRoutes);</text:span></text:p>
      <text:p text:style-name="P1"/>
      <text:p text:style-name="P1"><text:span text:style-name="Source_20_Text">app.listen(process.env.PORT, () =&gt; {</text:span></text:p>
      <text:p text:style-name="P1"><text:span text:style-name="Source_20_Text"><text:s text:c="2"/>console.log(`Servidor rodando em http://localhost:${process.env.PORT}`);</text:span></text:p>
      <text:p text:style-name="P2"><text:span text:style-name="Source_20_Text">});</text:span></text:p>
      <text:p text:style-name="Horizontal_20_Line"/>
      <text:h text:style-name="Heading_20_3" text:outline-level="3">🧱 4. <text:span text:style-name="Strong_20_Emphasis">Monte o Banco de Dados (MySQL)</text:span></text:h>
      <text:p text:style-name="Text_20_body">Conecte no MySQL e crie:</text:p>
      <text:p text:style-name="Preformatted_20_Text">sql</text:p>
      <text:p text:style-name="Preformatted_20_Text">CopiarEditar</text:p>
      <text:p text:style-name="P1"><text:span text:style-name="Source_20_Text">CREATE DATABASE sistema_escolar;</text:span></text:p>
      <text:p text:style-name="P1"/>
      <text:p text:style-name="P1"><text:span text:style-name="Source_20_Text">USE sistema_escolar;</text:span></text:p>
      <text:p text:style-name="P1"/>
      <text:p text:style-name="P1"><text:span text:style-name="Source_20_Text">CREATE TABLE usuarios (</text:span></text:p>
      <text:p text:style-name="P1"><text:span text:style-name="Source_20_Text"><text:s text:c="2"/>id INT AUTO_INCREMENT PRIMARY KEY,</text:span></text:p>
      <text:p text:style-name="P1"><text:soft-page-break/><text:span text:style-name="Source_20_Text"><text:s text:c="2"/>nome VARCHAR(100),</text:span></text:p>
      <text:p text:style-name="P1"><text:span text:style-name="Source_20_Text"><text:s text:c="2"/>email VARCHAR(100) UNIQUE,</text:span></text:p>
      <text:p text:style-name="P1"><text:span text:style-name="Source_20_Text"><text:s text:c="2"/>senha VARCHAR(255),</text:span></text:p>
      <text:p text:style-name="P1"><text:span text:style-name="Source_20_Text"><text:s text:c="2"/>tipo ENUM('admin', 'professor', 'aluno') NOT NULL</text:span></text:p>
      <text:p text:style-name="P2"><text:span text:style-name="Source_20_Text">);</text:span></text:p>
      <text:p text:style-name="Text_20_body">Depois, crie tabelas de:</text:p>
      <text:list xml:id="list1379653183" text:style-name="L23">
        <text:list-item>
          <text:p text:style-name="P26">Alunos</text:p>
        </text:list-item>
        <text:list-item>
          <text:p text:style-name="P26">Professores</text:p>
        </text:list-item>
        <text:list-item>
          <text:p text:style-name="P26">Disciplinas</text:p>
        </text:list-item>
        <text:list-item>
          <text:p text:style-name="P26">Notas</text:p>
        </text:list-item>
        <text:list-item>
          <text:p text:style-name="P26">Presenças</text:p>
        </text:list-item>
      </text:list>
      <text:p text:style-name="Text_20_body">Posso montar todas essas tabelas se quiser.</text:p>
      <text:p text:style-name="Horizontal_20_Line"/>
      <text:h text:style-name="Heading_20_3" text:outline-level="3">🔐 5. <text:span text:style-name="Strong_20_Emphasis">Autenticação e Login (JWT)</text:span></text:h>
      <text:p text:style-name="Text_20_body">Você criará um <text:span text:style-name="Strong_20_Emphasis">middleware de login</text:span> com <text:span text:style-name="Source_20_Text">bcryptjs</text:span> e <text:span text:style-name="Source_20_Text">jsonwebtoken</text:span>. Se quiser, eu te envio pronto.</text:p>
      <text:p text:style-name="Horizontal_20_Line"/>
      <text:h text:style-name="Heading_20_3" text:outline-level="3">🎨 6. <text:span text:style-name="Strong_20_Emphasis">Interface com Bootstrap</text:span></text:h>
      <text:p text:style-name="Text_20_body">Use HTML + Bootstrap nos arquivos <text:span text:style-name="Source_20_Text">.html</text:span> ou <text:span text:style-name="Source_20_Text">.ejs</text:span> dentro de <text:span text:style-name="Source_20_Text">/views</text:span>. Comece com:</text:p>
      <text:list xml:id="list2911694378" text:style-name="L24">
        <text:list-item>
          <text:p text:style-name="P27"><text:span text:style-name="Source_20_Text">login.html</text:span></text:p>
        </text:list-item>
        <text:list-item>
          <text:p text:style-name="P27"><text:span text:style-name="Source_20_Text">dashboard-admin.html</text:span></text:p>
        </text:list-item>
        <text:list-item>
          <text:p text:style-name="P27"><text:span text:style-name="Source_20_Text">dashboard-professor.html</text:span></text:p>
        </text:list-item>
        <text:list-item>
          <text:p text:style-name="P27"><text:span text:style-name="Source_20_Text">dashboard-aluno.html</text:span></text:p>
        </text:list-item>
      </text:list>
      <text:p text:style-name="Horizontal_20_Line"/>
      <text:h text:style-name="Heading_20_3" text:outline-level="3">🧪 7. <text:span text:style-name="Strong_20_Emphasis">Primeiro teste funcional</text:span></text:h>
      <text:list xml:id="list3165325252" text:style-name="L25">
        <text:list-item>
          <text:p text:style-name="P28">Faça o cadastro de um usuário (admin)</text:p>
        </text:list-item>
        <text:list-item>
          <text:p text:style-name="P28">Faça login e redirecione para o dashboard certo</text:p>
        </text:list-item>
        <text:list-item>
          <text:p text:style-name="P28">Teste conexão com banco (listar usuários)</text:p>
        </text:list-item>
      </text:list>
      <text:p text:style-name="Horizontal_20_Line"/>
      <text:h text:style-name="Heading_20_3" text:outline-level="3">🗂️ 8. <text:span text:style-name="Strong_20_Emphasis">Controle de Versão</text:span></text:h>
      <text:p text:style-name="Text_20_body">Use Git:</text:p>
      <text:p text:style-name="Preformatted_20_Text">bash</text:p>
      <text:p text:style-name="Preformatted_20_Text">CopiarEditar</text:p>
      <text:p text:style-name="P1"><text:span text:style-name="Source_20_Text">git init</text:span></text:p>
      <text:p text:style-name="P1"><text:span text:style-name="Source_20_Text">git add .</text:span></text:p>
      <text:p text:style-name="P2"><text:soft-page-break/><text:span text:style-name="Source_20_Text">git commit -m "Início do sistema escolar"</text:span></text:p>
      <text:p text:style-name="Text_20_body">Se quiser, suba para o GitHub.</text:p>
      <text:p text:style-name="Horizontal_20_Line"/>
      <text:h text:style-name="Heading_20_2" text:outline-level="2">🚀 E AGORA?</text:h>
      <text:p text:style-name="Text_20_body">Se quiser, posso te ajudar com:</text:p>
      <text:list xml:id="list796104468" text:style-name="L26">
        <text:list-item>
          <text:p text:style-name="P29">Script completo do login</text:p>
        </text:list-item>
        <text:list-item>
          <text:p text:style-name="P29">Tabelas SQL completas</text:p>
        </text:list-item>
        <text:list-item>
          <text:p text:style-name="P29">Primeiro layout do dashboard</text:p>
        </text:list-item>
        <text:list-item>
          <text:p text:style-name="P29">Cronograma semanal de desenvolvimento</text:p>
        </text:list-item>
      </text:list>
      <text:p text:style-name="Text_20_body"><text:span text:style-name="Strong_20_Emphasis">Deseja que eu monte a primeira tela e o login hoje mesmo?</text:span></text:p>
      <text:h text:style-name="Heading_20_5" text:outline-level="5">Você disse:</text:h>
      <text:p text:style-name="Text_20_body">recebi uma noticia muito importante a escola e uma escola de cursos profissionalizantes</text:p>
      <text:h text:style-name="Heading_20_6" text:outline-level="6">O ChatGPT disse:</text:h>
      <text:p text:style-name="Text_20_body">Perfeito! Isso muda bastante o <text:span text:style-name="Strong_20_Emphasis">enfoque do sistema</text:span> e da <text:span text:style-name="Strong_20_Emphasis">gestão pedagógica</text:span>. Uma escola de <text:span text:style-name="Strong_20_Emphasis">cursos profissionalizantes</text:span> tem particularidades que precisam ser consideradas desde o início do desenvolvimento.</text:p>
      <text:p text:style-name="Horizontal_20_Line"/>
      <text:h text:style-name="Heading_20_2" text:outline-level="2">🎓 O que muda em uma <text:span text:style-name="Strong_20_Emphasis">escola de cursos profissionalizantes</text:span>?</text:h>
      <text:h text:style-name="Heading_20_3" text:outline-level="3">📌 Características principais:</text:h>
      <text:list xml:id="list2827093919" text:style-name="L27">
        <text:list-item>
          <text:p text:style-name="P30">Cursos modulares (ex: Informática, Administração, Estética, etc.)</text:p>
        </text:list-item>
        <text:list-item>
          <text:p text:style-name="P30">Aulas com carga horária definida (ex: 160h, 40h, etc.)</text:p>
        </text:list-item>
        <text:list-item>
          <text:p text:style-name="P30">Professores diferentes por curso ou módulo</text:p>
        </text:list-item>
        <text:list-item>
          <text:p text:style-name="P30">Certificados emitidos após conclusão</text:p>
        </text:list-item>
        <text:list-item>
          <text:p text:style-name="P30">Controle de frequência por curso</text:p>
        </text:list-item>
        <text:list-item>
          <text:p text:style-name="P30">Possibilidade de turmas por turno ou datas específicas</text:p>
        </text:list-item>
        <text:list-item>
          <text:p text:style-name="P30">Gestão de mensalidades e documentos (RG, CPF, contrato, etc.)</text:p>
        </text:list-item>
      </text:list>
      <text:p text:style-name="Horizontal_20_Line"/>
      <text:h text:style-name="Heading_20_2" text:outline-level="2">✅ Funcionalidades que <text:span text:style-name="Strong_20_Emphasis">devem entrar no sistema agora:</text:span></text:h>
      <text:h text:style-name="Heading_20_3" text:outline-level="3">👤 Área do Aluno:</text:h>
      <text:list xml:id="list78837863" text:style-name="L28">
        <text:list-item>
          <text:p text:style-name="P31">Visualizar cursos em andamento e concluídos</text:p>
        </text:list-item>
        <text:list-item>
          <text:p text:style-name="P31">Ver frequência e notas</text:p>
        </text:list-item>
        <text:list-item>
          <text:p text:style-name="P31"><text:soft-page-break/>Baixar certificados</text:p>
        </text:list-item>
        <text:list-item>
          <text:p text:style-name="P31">Acesso ao material de apoio (PDF, vídeo, links)</text:p>
        </text:list-item>
        <text:list-item>
          <text:p text:style-name="P31">Boletos ou mensalidades</text:p>
        </text:list-item>
      </text:list>
      <text:h text:style-name="Heading_20_3" text:outline-level="3">👨‍🏫 Área do Professor:</text:h>
      <text:list xml:id="list276086914" text:style-name="L29">
        <text:list-item>
          <text:p text:style-name="P32">Lançar presença e notas por curso</text:p>
        </text:list-item>
        <text:list-item>
          <text:p text:style-name="P32">Ver lista de alunos da turma</text:p>
        </text:list-item>
        <text:list-item>
          <text:p text:style-name="P32">Upload de materiais de aula</text:p>
        </text:list-item>
        <text:list-item>
          <text:p text:style-name="P32">Relatórios de aproveitamento</text:p>
        </text:list-item>
      </text:list>
      <text:h text:style-name="Heading_20_3" text:outline-level="3">🧑‍💼 Área Administrativa:</text:h>
      <text:list xml:id="list1016988437" text:style-name="L30">
        <text:list-item>
          <text:p text:style-name="P33">Cadastrar cursos, módulos e cargas horárias</text:p>
        </text:list-item>
        <text:list-item>
          <text:p text:style-name="P33">Abrir novas turmas (com datas, turnos, professor vinculado)</text:p>
        </text:list-item>
        <text:list-item>
          <text:p text:style-name="P33">Matrícula de alunos nos cursos</text:p>
        </text:list-item>
        <text:list-item>
          <text:p text:style-name="P33">Controle financeiro (opcional ou externo)</text:p>
        </text:list-item>
        <text:list-item>
          <text:p text:style-name="P33">Geração de relatórios e certificados</text:p>
        </text:list-item>
      </text:list>
      <text:p text:style-name="Horizontal_20_Line"/>
      <text:h text:style-name="Heading_20_2" text:outline-level="2">📊 Exemplo de Estrutura de Banco de Dados (simplificada):</text:h>
      <text:p text:style-name="Preformatted_20_Text">sql</text:p>
      <text:p text:style-name="Preformatted_20_Text">CopiarEditar</text:p>
      <text:p text:style-name="P1"><text:span text:style-name="Source_20_Text">CREATE TABLE cursos (</text:span></text:p>
      <text:p text:style-name="P1"><text:span text:style-name="Source_20_Text"><text:s text:c="2"/>id INT AUTO_INCREMENT PRIMARY KEY,</text:span></text:p>
      <text:p text:style-name="P1"><text:span text:style-name="Source_20_Text"><text:s text:c="2"/>nome VARCHAR(100),</text:span></text:p>
      <text:p text:style-name="P1"><text:span text:style-name="Source_20_Text"><text:s text:c="2"/>carga_horaria INT,</text:span></text:p>
      <text:p text:style-name="P1"><text:span text:style-name="Source_20_Text"><text:s text:c="2"/>descricao TEXT</text:span></text:p>
      <text:p text:style-name="P1"><text:span text:style-name="Source_20_Text">);</text:span></text:p>
      <text:p text:style-name="P1"/>
      <text:p text:style-name="P1"><text:span text:style-name="Source_20_Text">CREATE TABLE turmas (</text:span></text:p>
      <text:p text:style-name="P1"><text:span text:style-name="Source_20_Text"><text:s text:c="2"/>id INT AUTO_INCREMENT PRIMARY KEY,</text:span></text:p>
      <text:p text:style-name="P1"><text:span text:style-name="Source_20_Text"><text:s text:c="2"/>curso_id INT,</text:span></text:p>
      <text:p text:style-name="P1"><text:span text:style-name="Source_20_Text"><text:s text:c="2"/>professor_id INT,</text:span></text:p>
      <text:p text:style-name="P1"><text:span text:style-name="Source_20_Text"><text:s text:c="2"/>data_inicio DATE,</text:span></text:p>
      <text:p text:style-name="P1"><text:span text:style-name="Source_20_Text"><text:s text:c="2"/>data_fim DATE,</text:span></text:p>
      <text:p text:style-name="P1"><text:span text:style-name="Source_20_Text"><text:s text:c="2"/>turno ENUM('manhã','tarde','noite'),</text:span></text:p>
      <text:p text:style-name="P1"><text:span text:style-name="Source_20_Text"><text:s text:c="2"/>FOREIGN KEY (curso_id) REFERENCES cursos(id),</text:span></text:p>
      <text:p text:style-name="P1"><text:span text:style-name="Source_20_Text"><text:s text:c="2"/>FOREIGN KEY (professor_id) REFERENCES usuarios(id)</text:span></text:p>
      <text:p text:style-name="P1"><text:span text:style-name="Source_20_Text">);</text:span></text:p>
      <text:p text:style-name="P1"/>
      <text:p text:style-name="P1"><text:span text:style-name="Source_20_Text">CREATE TABLE matriculas (</text:span></text:p>
      <text:p text:style-name="P1"><text:span text:style-name="Source_20_Text"><text:s text:c="2"/>id INT AUTO_INCREMENT PRIMARY KEY,</text:span></text:p>
      <text:p text:style-name="P1"><text:span text:style-name="Source_20_Text"><text:s text:c="2"/>aluno_id INT,</text:span></text:p>
      <text:p text:style-name="P1"><text:span text:style-name="Source_20_Text"><text:s text:c="2"/>turma_id INT,</text:span></text:p>
      <text:p text:style-name="P1"><text:span text:style-name="Source_20_Text"><text:s text:c="2"/>data_matricula DATE,</text:span></text:p>
      <text:p text:style-name="P1"><text:span text:style-name="Source_20_Text"><text:s text:c="2"/>status ENUM('ativa','trancada','concluída'),</text:span></text:p>
      <text:p text:style-name="P1"><text:span text:style-name="Source_20_Text"><text:s text:c="2"/>FOREIGN KEY (aluno_id) REFERENCES usuarios(id),</text:span></text:p>
      <text:p text:style-name="P1"><text:span text:style-name="Source_20_Text"><text:s text:c="2"/>FOREIGN KEY (turma_id) REFERENCES turmas(id)</text:span></text:p>
      <text:p text:style-name="P2"><text:span text:style-name="Source_20_Text">);</text:span></text:p>
      <text:p text:style-name="Text_20_body"><text:soft-page-break/>Quer que eu monte o <text:span text:style-name="Strong_20_Emphasis">diagrama ER (entidade-relacionamento)</text:span> visual pra você?</text:p>
      <text:p text:style-name="Horizontal_20_Line"/>
      <text:h text:style-name="Heading_20_2" text:outline-level="2">🧭 Próximos Passos (sugerido pra hoje):</text:h>
      <text:list xml:id="list2154451510" text:style-name="L31">
        <text:list-item>
          <text:p text:style-name="P34">✅ Definir os <text:span text:style-name="Strong_20_Emphasis">cursos oferecidos</text:span></text:p>
        </text:list-item>
        <text:list-item>
          <text:p text:style-name="P34">✅ Definir os <text:span text:style-name="Strong_20_Emphasis">tipos de usuário</text:span>: admin, professor, aluno</text:p>
        </text:list-item>
        <text:list-item>
          <text:p text:style-name="P34">✅ Iniciar o backend com estrutura de autenticação</text:p>
        </text:list-item>
        <text:list-item>
          <text:p text:style-name="P34">✅ Montar a tabela <text:span text:style-name="Source_20_Text">usuarios</text:span>, <text:span text:style-name="Source_20_Text">cursos</text:span> e <text:span text:style-name="Source_20_Text">turmas</text:span></text:p>
        </text:list-item>
        <text:list-item>
          <text:p text:style-name="P34">✅ Criar o <text:span text:style-name="Strong_20_Emphasis">painel de login</text:span> com Bootstrap</text:p>
        </text:list-item>
        <text:list-item>
          <text:p text:style-name="P34">✅ Criar a <text:span text:style-name="Strong_20_Emphasis">dashboard administrativa inicial</text:span></text:p>
        </text:list-item>
      </text:list>
      <text:p text:style-name="Horizontal_20_Line"/>
      <text:p text:style-name="Text_20_body">Se quiser, posso:</text:p>
      <text:list xml:id="list2003555610" text:style-name="L32">
        <text:list-item>
          <text:p text:style-name="P35">Te dar o primeiro layout da <text:span text:style-name="Strong_20_Emphasis">Dashboard Admin</text:span></text:p>
        </text:list-item>
        <text:list-item>
          <text:p text:style-name="P35">Criar o script de login funcional com <text:span text:style-name="Strong_20_Emphasis">JWT + bcrypt</text:span></text:p>
        </text:list-item>
        <text:list-item>
          <text:p text:style-name="P35">Te entregar o SQL inicial completo das tabelas</text:p>
        </text:list-item>
        <text:list-item>
          <text:p text:style-name="P35">Montar um plano de desenvolvimento semanal</text:p>
        </text:list-item>
      </text:list>
      <text:p text:style-name="Text_20_body">Me diga o que você prefere fazer <text:span text:style-name="Strong_20_Emphasis">agora à tarde/noite</text:span> e eu te ajudo linha por linha.</text:p>
      <text:h text:style-name="Heading_20_5" text:outline-level="5">Você disse:</text:h>
      <text:p text:style-name="Text_20_body">vamos usar html css javaScript bootstrap mysql e todas as dependencias necessaria para criar esse projeto</text:p>
      <text:h text:style-name="Heading_20_6" text:outline-level="6">O ChatGPT disse:</text:h>
      <text:p text:style-name="Text_20_body">Ótimo! 👨‍💻 Você escolheu um <text:span text:style-name="Strong_20_Emphasis">stack poderoso e 100% viável</text:span> para o sistema da escola de cursos profissionalizantes:</text:p>
      <text:p text:style-name="Horizontal_20_Line"/>
      <text:h text:style-name="Heading_20_2" text:outline-level="2">🎯 Tecnologias do Projeto:</text:h>
      <table:table table:name="Table7" table:style-name="Table7">
        <table:table-column table:style-name="Table7.A"/>
        <table:table-column table:style-name="Table7.B"/>
        <table:table-header-rows>
          <table:table-row table:style-name="TableLine94614441712848">
            <table:table-cell table:style-name="Table7.A1" office:value-type="string">
              <text:p text:style-name="Table_20_Heading">Área</text:p>
            </table:table-cell>
            <table:table-cell table:style-name="Table7.A1" office:value-type="string">
              <text:p text:style-name="Table_20_Heading">Ferramenta / Linguagem</text:p>
            </table:table-cell>
          </table:table-row>
        </table:table-header-rows>
        <table:table-row table:style-name="TableLine94614441884032">
          <table:table-cell table:style-name="Table7.A1" office:value-type="string">
            <text:p text:style-name="Table_20_Contents"><text:span text:style-name="Strong_20_Emphasis">Frontend</text:span></text:p>
          </table:table-cell>
          <table:table-cell table:style-name="Table7.A1" office:value-type="string">
            <text:p text:style-name="Table_20_Contents">HTML, CSS, JavaScript, Bootstrap</text:p>
          </table:table-cell>
        </table:table-row>
        <table:table-row table:style-name="TableLine94614441885152">
          <table:table-cell table:style-name="Table7.A1" office:value-type="string">
            <text:p text:style-name="Table_20_Contents"><text:span text:style-name="Strong_20_Emphasis">Backend</text:span></text:p>
          </table:table-cell>
          <table:table-cell table:style-name="Table7.A1" office:value-type="string">
            <text:p text:style-name="Table_20_Contents">Node.js (com Express)</text:p>
          </table:table-cell>
        </table:table-row>
        <table:table-row table:style-name="TableLine94614441887584">
          <table:table-cell table:style-name="Table7.A1" office:value-type="string">
            <text:p text:style-name="Table_20_Contents"><text:span text:style-name="Strong_20_Emphasis">Banco de Dados</text:span></text:p>
          </table:table-cell>
          <table:table-cell table:style-name="Table7.A1" office:value-type="string">
            <text:p text:style-name="Table_20_Contents">MySQL</text:p>
          </table:table-cell>
        </table:table-row>
        <table:table-row table:style-name="TableLine94614441890992">
          <table:table-cell table:style-name="Table7.A1" office:value-type="string">
            <text:p text:style-name="Table_20_Contents"><text:span text:style-name="Strong_20_Emphasis">Autenticação</text:span></text:p>
          </table:table-cell>
          <table:table-cell table:style-name="Table7.A1" office:value-type="string">
            <text:p text:style-name="Table_20_Contents">JWT + bcryptjs</text:p>
          </table:table-cell>
        </table:table-row>
        <table:table-row table:style-name="TableLine94614441894320">
          <table:table-cell table:style-name="Table7.A1" office:value-type="string">
            <text:p text:style-name="Table_20_Contents"><text:span text:style-name="Strong_20_Emphasis">Comunicação</text:span></text:p>
          </table:table-cell>
          <table:table-cell table:style-name="Table7.A1" office:value-type="string">
            <text:p text:style-name="Table_20_Contents">API RESTful (com JSON)</text:p>
          </table:table-cell>
        </table:table-row>
        <table:table-row table:style-name="TableLine94614441897424">
          <table:table-cell table:style-name="Table7.A1" office:value-type="string">
            <text:p text:style-name="Table_20_Contents"><text:span text:style-name="Strong_20_Emphasis">Gerenciamento de Variáveis</text:span></text:p>
          </table:table-cell>
          <table:table-cell table:style-name="Table7.A1" office:value-type="string">
            <text:p text:style-name="Table_20_Contents">dotenv</text:p>
          </table:table-cell>
        </table:table-row>
        <table:table-row table:style-name="TableLine94614441899920">
          <table:table-cell table:style-name="Table7.A1" office:value-type="string">
            <text:p text:style-name="Table_20_Contents"><text:span text:style-name="Strong_20_Emphasis">Dev Tools</text:span></text:p>
          </table:table-cell>
          <table:table-cell table:style-name="Table7.A1" office:value-type="string">
            <text:p text:style-name="Table_20_Contents">nodemon (para auto-reload)</text:p>
          </table:table-cell>
        </table:table-row>
      </table:table>
      <text:p text:style-name="Horizontal_20_Line"/>
      <text:h text:style-name="Heading_20_2" text:outline-level="2"><text:soft-page-break/>✅ Etapas para começar o projeto <text:span text:style-name="Strong_20_Emphasis">agora</text:span>:</text:h>
      <text:h text:style-name="Heading_20_3" text:outline-level="3">🧱 1. Crie a pasta do projeto e instale as dependências:</text:h>
      <text:p text:style-name="Preformatted_20_Text">bash</text:p>
      <text:p text:style-name="Preformatted_20_Text">CopiarEditar</text:p>
      <text:p text:style-name="P1"><text:span text:style-name="Source_20_Text">mkdir sistema-cursos</text:span></text:p>
      <text:p text:style-name="P1"><text:span text:style-name="Source_20_Text">cd sistema-cursos</text:span></text:p>
      <text:p text:style-name="P1"><text:span text:style-name="Source_20_Text">npm init -y</text:span></text:p>
      <text:p text:style-name="P2"><text:span text:style-name="Source_20_Text">npm install express mysql2 dotenv cors bcryptjs jsonwebtoken nodemon</text:span></text:p>
      <text:p text:style-name="Text_20_body">Crie o script de dev no <text:span text:style-name="Source_20_Text">package.json</text:span>:</text:p>
      <text:p text:style-name="Preformatted_20_Text">json</text:p>
      <text:p text:style-name="Preformatted_20_Text">CopiarEditar</text:p>
      <text:p text:style-name="P1"><text:span text:style-name="Source_20_Text">"scripts": {</text:span></text:p>
      <text:p text:style-name="P1"><text:span text:style-name="Source_20_Text"><text:s text:c="2"/>"dev": "nodemon index.js"</text:span></text:p>
      <text:p text:style-name="P2"><text:span text:style-name="Source_20_Text">}</text:span></text:p>
      <text:p text:style-name="Horizontal_20_Line"/>
      <text:h text:style-name="Heading_20_3" text:outline-level="3">🗂️ 2. Estrutura inicial do projeto:</text:h>
      <text:p text:style-name="Preformatted_20_Text">bash</text:p>
      <text:p text:style-name="Preformatted_20_Text">CopiarEditar</text:p>
      <text:p text:style-name="P1"><text:span text:style-name="Source_20_Text">sistema-cursos/</text:span></text:p>
      <text:p text:style-name="P1"><text:span text:style-name="Source_20_Text">├── index.js</text:span></text:p>
      <text:p text:style-name="P1"><text:span text:style-name="Source_20_Text">├── .env</text:span></text:p>
      <text:p text:style-name="P1"><text:span text:style-name="Source_20_Text">├── package.json</text:span></text:p>
      <text:p text:style-name="P1"><text:span text:style-name="Source_20_Text">├── /src</text:span></text:p>
      <text:p text:style-name="P1"><text:span text:style-name="Source_20_Text">│ <text:s text:c="2"/>├── /config <text:s text:c="6"/>← conexão MySQL</text:span></text:p>
      <text:p text:style-name="P1"><text:span text:style-name="Source_20_Text">│ <text:s text:c="2"/>├── /controllers <text:s/>← lógica dos endpoints</text:span></text:p>
      <text:p text:style-name="P1"><text:span text:style-name="Source_20_Text">│ <text:s text:c="2"/>├── /routes <text:s text:c="6"/>← rotas da API</text:span></text:p>
      <text:p text:style-name="P1"><text:span text:style-name="Source_20_Text">│ <text:s text:c="2"/>├── /models <text:s text:c="6"/>← consultas SQL</text:span></text:p>
      <text:p text:style-name="P1"><text:span text:style-name="Source_20_Text">│ <text:s text:c="2"/>├── /middleware <text:s text:c="2"/>← autenticação JWT</text:span></text:p>
      <text:p text:style-name="P1"><text:span text:style-name="Source_20_Text">│ <text:s text:c="2"/>├── /public <text:s text:c="6"/>← arquivos CSS, JS</text:span></text:p>
      <text:p text:style-name="P2"><text:span text:style-name="Source_20_Text">│ <text:s text:c="2"/>└── /views <text:s text:c="7"/>← HTMLs com Bootstrap</text:span></text:p>
      <text:p text:style-name="Horizontal_20_Line"/>
      <text:h text:style-name="Heading_20_3" text:outline-level="3">🔐 3. Arquivo <text:span text:style-name="Source_20_Text">.env</text:span>:</text:h>
      <text:p text:style-name="Preformatted_20_Text">env</text:p>
      <text:p text:style-name="Preformatted_20_Text">CopiarEditar</text:p>
      <text:p text:style-name="P1"><text:span text:style-name="Source_20_Text">PORT=3000</text:span></text:p>
      <text:p text:style-name="P1"><text:span text:style-name="Source_20_Text">DB_HOST=localhost</text:span></text:p>
      <text:p text:style-name="P1"><text:span text:style-name="Source_20_Text">DB_USER=root</text:span></text:p>
      <text:p text:style-name="P1"><text:span text:style-name="Source_20_Text">DB_PASSWORD=sua_senha</text:span></text:p>
      <text:p text:style-name="P1"><text:span text:style-name="Source_20_Text">DB_NAME=sistema_escolar</text:span></text:p>
      <text:p text:style-name="P2"><text:span text:style-name="Source_20_Text">JWT_SECRET=umasecretforte</text:span></text:p>
      <text:p text:style-name="Horizontal_20_Line"/>
      <text:h text:style-name="Heading_20_3" text:outline-level="3">🌐 4. Configuração do servidor (<text:span text:style-name="Source_20_Text">index.js</text:span>)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cors = require('cors');</text:span></text:p>
      <text:p text:style-name="P1"><text:span text:style-name="Source_20_Text">const app = express();</text:span></text:p>
      <text:p text:style-name="P1"><text:soft-page-break/><text:span text:style-name="Source_20_Text">require('dotenv').config();</text:span></text:p>
      <text:p text:style-name="P1"/>
      <text:p text:style-name="P1"><text:span text:style-name="Source_20_Text">app.use(cors());</text:span></text:p>
      <text:p text:style-name="P1"><text:span text:style-name="Source_20_Text">app.use(express.json());</text:span></text:p>
      <text:p text:style-name="P1"><text:span text:style-name="Source_20_Text">app.use(express.static('src/public'));</text:span></text:p>
      <text:p text:style-name="P1"/>
      <text:p text:style-name="P1"><text:span text:style-name="Source_20_Text">// Rotas</text:span></text:p>
      <text:p text:style-name="P1"><text:span text:style-name="Source_20_Text">const userRoutes = require('./src/routes/userRoutes');</text:span></text:p>
      <text:p text:style-name="P1"><text:span text:style-name="Source_20_Text">app.use('/api/users', userRoutes);</text:span></text:p>
      <text:p text:style-name="P1"/>
      <text:p text:style-name="P1"><text:span text:style-name="Source_20_Text">// Start</text:span></text:p>
      <text:p text:style-name="P1"><text:span text:style-name="Source_20_Text">app.listen(process.env.PORT, () =&gt; {</text:span></text:p>
      <text:p text:style-name="P1"><text:span text:style-name="Source_20_Text"><text:s text:c="2"/>console.log(`Servidor rodando em http://localhost:${process.env.PORT}`);</text:span></text:p>
      <text:p text:style-name="P2"><text:span text:style-name="Source_20_Text">});</text:span></text:p>
      <text:p text:style-name="Horizontal_20_Line"/>
      <text:h text:style-name="Heading_20_3" text:outline-level="3">💽 5. Conexão com o banco (<text:span text:style-name="Source_20_Text">src/config/db.js</text:span>):</text:h>
      <text:p text:style-name="Preformatted_20_Text">js</text:p>
      <text:p text:style-name="Preformatted_20_Text">CopiarEditar</text:p>
      <text:p text:style-name="P1"><text:span text:style-name="Source_20_Text">const mysql = require('mysql2');</text:span></text:p>
      <text:p text:style-name="P1"><text:span text:style-name="Source_20_Text">require('dotenv').config();</text:span></text:p>
      <text:p text:style-name="P1"/>
      <text:p text:style-name="P1"><text:span text:style-name="Source_20_Text">const connection = mysql.createConnection({</text:span></text:p>
      <text:p text:style-name="P1"><text:span text:style-name="Source_20_Text"><text:s text:c="2"/>host: process.env.DB_HOST,</text:span></text:p>
      <text:p text:style-name="P1"><text:span text:style-name="Source_20_Text"><text:s text:c="2"/>user: process.env.DB_USER,</text:span></text:p>
      <text:p text:style-name="P1"><text:span text:style-name="Source_20_Text"><text:s text:c="2"/>password: process.env.DB_PASSWORD,</text:span></text:p>
      <text:p text:style-name="P1"><text:span text:style-name="Source_20_Text"><text:s text:c="2"/>database: process.env.DB_NAME</text:span></text:p>
      <text:p text:style-name="P1"><text:span text:style-name="Source_20_Text">});</text:span></text:p>
      <text:p text:style-name="P1"/>
      <text:p text:style-name="P1"><text:span text:style-name="Source_20_Text">connection.connect((err) =&gt; {</text:span></text:p>
      <text:p text:style-name="P1"><text:span text:style-name="Source_20_Text"><text:s text:c="2"/>if (err) throw err;</text:span></text:p>
      <text:p text:style-name="P1"><text:span text:style-name="Source_20_Text"><text:s text:c="2"/>console.log('Conectado ao MySQL!');</text:span></text:p>
      <text:p text:style-name="P1"><text:span text:style-name="Source_20_Text">});</text:span></text:p>
      <text:p text:style-name="P1"/>
      <text:p text:style-name="P2"><text:span text:style-name="Source_20_Text">module.exports = connection;</text:span></text:p>
      <text:p text:style-name="Horizontal_20_Line"/>
      <text:h text:style-name="Heading_20_3" text:outline-level="3">📦 6. Próximo passo:</text:h>
      <text:p text:style-name="Text_20_body">Você quer que eu <text:span text:style-name="Strong_20_Emphasis">crie agora:</text:span></text:p>
      <text:list xml:id="list1139477893" text:style-name="L33">
        <text:list-item>
          <text:p text:style-name="P36">O SQL para criar as tabelas (usuários, cursos, turmas, etc)?</text:p>
        </text:list-item>
        <text:list-item>
          <text:p text:style-name="P36">O <text:span text:style-name="Strong_20_Emphasis">sistema de login</text:span> (comcriptografado e JWT)?</text:p>
        </text:list-item>
        <text:list-item>
          <text:p text:style-name="P36">A primeira tela com Bootstrap (login ou dashboard)?</text:p>
        </text:list-item>
      </text:list>
      <text:p text:style-name="Text_20_body">Me diga por onde quer começar <text:span text:style-name="Strong_20_Emphasis">hoje</text:span> que te passo o código pronto!</text:p>
      <text:h text:style-name="Heading_20_5" text:outline-level="5">Você disse:</text:h>
      <text:p text:style-name="Text_20_body">me de passo a passo desde criação de pastas a criação de arquivos</text:p>
      <text:h text:style-name="Heading_20_6" text:outline-level="6">O ChatGPT disse:</text:h>
      <text:p text:style-name="Text_20_body">Excelente decisão! Abaixo está o <text:span text:style-name="Strong_20_Emphasis">passo a passo completo e prático</text:span>, desde a criação das pastas e arquivos até o funcionamento inicial do seu sistema de uma escola de cursos profissionalizantes com <text:span text:style-name="Strong_20_Emphasis">HTML, CSS, JavaScript, Bootstrap, Node.js, Express e MySQL</text:span>.</text:p>
      <text:p text:style-name="Horizontal_20_Line"/>
      <text:h text:style-name="Heading_20_2" text:outline-level="2"><text:soft-page-break/>🧭 ETAPA 1: Criar o projeto</text:h>
      <text:h text:style-name="Heading_20_3" text:outline-level="3">1.1 – Crie a pasta principal:</text:h>
      <text:p text:style-name="Preformatted_20_Text">bash</text:p>
      <text:p text:style-name="Preformatted_20_Text">CopiarEditar</text:p>
      <text:p text:style-name="P1"><text:span text:style-name="Source_20_Text">mkdir sistema-escola</text:span></text:p>
      <text:p text:style-name="P2"><text:span text:style-name="Source_20_Text">cd sistema-escola</text:span></text:p>
      <text:h text:style-name="Heading_20_3" text:outline-level="3">1.2 – Inicialize o projeto Node.js:</text:h>
      <text:p text:style-name="Preformatted_20_Text">bash</text:p>
      <text:p text:style-name="Preformatted_20_Text">CopiarEditar</text:p>
      <text:p text:style-name="P2"><text:span text:style-name="Source_20_Text">npm init -y</text:span></text:p>
      <text:h text:style-name="Heading_20_3" text:outline-level="3">1.3 – Instale as dependências:</text:h>
      <text:p text:style-name="Preformatted_20_Text">bash</text:p>
      <text:p text:style-name="Preformatted_20_Text">CopiarEditar</text:p>
      <text:p text:style-name="P1"><text:span text:style-name="Source_20_Text">npm install express mysql2 dotenv cors bcryptjs jsonwebtoken</text:span></text:p>
      <text:p text:style-name="P2"><text:span text:style-name="Source_20_Text">npm install --save-dev nodemon</text:span></text:p>
      <text:p text:style-name="Horizontal_20_Line"/>
      <text:h text:style-name="Heading_20_2" text:outline-level="2">📁 ETAPA 2: Estrutura de pastas e arquivos</text:h>
      <text:h text:style-name="Heading_20_3" text:outline-level="3">2.1 – Crie a estrutura de diretórios:</text:h>
      <text:p text:style-name="Preformatted_20_Text">bash</text:p>
      <text:p text:style-name="Preformatted_20_Text">CopiarEditar</text:p>
      <text:p text:style-name="P1"><text:span text:style-name="Source_20_Text">mkdir src</text:span></text:p>
      <text:p text:style-name="P1"><text:span text:style-name="Source_20_Text">cd src</text:span></text:p>
      <text:p text:style-name="P1"><text:span text:style-name="Source_20_Text">mkdir config controllers routes models middleware public views</text:span></text:p>
      <text:p text:style-name="P1"><text:span text:style-name="Source_20_Text">cd ..</text:span></text:p>
      <text:p text:style-name="P2"><text:span text:style-name="Source_20_Text">touch index.js .env</text:span></text:p>
      <text:p text:style-name="Text_20_body">Agora seu projeto está assim:</text:p>
      <text:p text:style-name="Preformatted_20_Text">pgsql</text:p>
      <text:p text:style-name="Preformatted_20_Text">CopiarEditar</text:p>
      <text:p text:style-name="P1"><text:span text:style-name="Source_20_Text">sistema-escola/</text:span></text:p>
      <text:p text:style-name="P1"><text:span text:style-name="Source_20_Text">├── index.js</text:span></text:p>
      <text:p text:style-name="P1"><text:span text:style-name="Source_20_Text">├── .env</text:span></text:p>
      <text:p text:style-name="P1"><text:span text:style-name="Source_20_Text">├── package.json</text:span></text:p>
      <text:p text:style-name="P1"><text:span text:style-name="Source_20_Text">└── src/</text:span></text:p>
      <text:p text:style-name="P1"><text:span text:style-name="Source_20_Text"><text:s text:c="4"/>├── config/</text:span></text:p>
      <text:p text:style-name="P1"><text:span text:style-name="Source_20_Text"><text:s text:c="4"/>├── controllers/</text:span></text:p>
      <text:p text:style-name="P1"><text:span text:style-name="Source_20_Text"><text:s text:c="4"/>├── middleware/</text:span></text:p>
      <text:p text:style-name="P1"><text:span text:style-name="Source_20_Text"><text:s text:c="4"/>├── models/</text:span></text:p>
      <text:p text:style-name="P1"><text:span text:style-name="Source_20_Text"><text:s text:c="4"/>├── public/</text:span></text:p>
      <text:p text:style-name="P1"><text:span text:style-name="Source_20_Text"><text:s text:c="4"/>│ <text:s text:c="2"/>├── css/</text:span></text:p>
      <text:p text:style-name="P1"><text:span text:style-name="Source_20_Text"><text:s text:c="4"/>│ <text:s text:c="2"/>├── js/</text:span></text:p>
      <text:p text:style-name="P1"><text:span text:style-name="Source_20_Text"><text:s text:c="4"/>├── routes/</text:span></text:p>
      <text:p text:style-name="P2"><text:span text:style-name="Source_20_Text"><text:s text:c="4"/>└── views/</text:span></text:p>
      <text:p text:style-name="Horizontal_20_Line"/>
      <text:h text:style-name="Heading_20_2" text:outline-level="2"><text:soft-page-break/>🛠 ETAPA 3: Configurar o projeto</text:h>
      <text:h text:style-name="Heading_20_3" text:outline-level="3">3.1 – Arquivo <text:span text:style-name="Source_20_Text">.env</text:span>:</text:h>
      <text:p text:style-name="Text_20_body">Crie e adicione as variáveis:</text:p>
      <text:p text:style-name="Preformatted_20_Text">env</text:p>
      <text:p text:style-name="Preformatted_20_Text">CopiarEditar</text:p>
      <text:p text:style-name="P1"><text:span text:style-name="Source_20_Text">PORT=3000</text:span></text:p>
      <text:p text:style-name="P1"><text:span text:style-name="Source_20_Text">DB_HOST=localhost</text:span></text:p>
      <text:p text:style-name="P1"><text:span text:style-name="Source_20_Text">DB_USER=root</text:span></text:p>
      <text:p text:style-name="P1"><text:span text:style-name="Source_20_Text">DB_PASSWORD=sua_senha</text:span></text:p>
      <text:p text:style-name="P1"><text:span text:style-name="Source_20_Text">DB_NAME=sistema_escola</text:span></text:p>
      <text:p text:style-name="P2"><text:span text:style-name="Source_20_Text">JWT_SECRET=segredo_forte_aqui</text:span></text:p>
      <text:p text:style-name="Horizontal_20_Line"/>
      <text:h text:style-name="Heading_20_3" text:outline-level="3">3.2 – <text:span text:style-name="Source_20_Text">package.json</text:span> (adicione o script do nodemon):</text:h>
      <text:p text:style-name="Text_20_body">No bloco <text:span text:style-name="Source_20_Text">"scripts"</text:span>, adicione:</text:p>
      <text:p text:style-name="Preformatted_20_Text">json</text:p>
      <text:p text:style-name="Preformatted_20_Text">CopiarEditar</text:p>
      <text:p text:style-name="P1"><text:span text:style-name="Source_20_Text">"scripts": {</text:span></text:p>
      <text:p text:style-name="P1"><text:span text:style-name="Source_20_Text"><text:s text:c="2"/>"dev": "nodemon index.js"</text:span></text:p>
      <text:p text:style-name="P2"><text:span text:style-name="Source_20_Text">}</text:span></text:p>
      <text:p text:style-name="Horizontal_20_Line"/>
      <text:h text:style-name="Heading_20_3" text:outline-level="3">3.3 – <text:span text:style-name="Source_20_Text">index.js</text:span> (servidor principal)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cors = require('cors');</text:span></text:p>
      <text:p text:style-name="P1"><text:span text:style-name="Source_20_Text">const app = express();</text:span></text:p>
      <text:p text:style-name="P1"><text:span text:style-name="Source_20_Text">require('dotenv').config();</text:span></text:p>
      <text:p text:style-name="P1"/>
      <text:p text:style-name="P1"><text:span text:style-name="Source_20_Text">app.use(cors());</text:span></text:p>
      <text:p text:style-name="P1"><text:span text:style-name="Source_20_Text">app.use(express.json());</text:span></text:p>
      <text:p text:style-name="P1"><text:span text:style-name="Source_20_Text">app.use(express.static('src/public'));</text:span></text:p>
      <text:p text:style-name="P1"/>
      <text:p text:style-name="P1"><text:span text:style-name="Source_20_Text">const userRoutes = require('./src/routes/userRoutes');</text:span></text:p>
      <text:p text:style-name="P1"><text:span text:style-name="Source_20_Text">app.use('/api/users', userRoutes);</text:span></text:p>
      <text:p text:style-name="P1"/>
      <text:p text:style-name="P1"><text:span text:style-name="Source_20_Text">app.listen(process.env.PORT, () =&gt; {</text:span></text:p>
      <text:p text:style-name="P1"><text:span text:style-name="Source_20_Text"><text:s text:c="2"/>console.log(`Servidor rodando em http://localhost:${process.env.PORT}`);</text:span></text:p>
      <text:p text:style-name="P2"><text:span text:style-name="Source_20_Text">});</text:span></text:p>
      <text:p text:style-name="Horizontal_20_Line"/>
      <text:h text:style-name="Heading_20_3" text:outline-level="3">3.4 – <text:span text:style-name="Source_20_Text">src/config/db.js</text:span> (conexão com o banco MySQL):</text:h>
      <text:p text:style-name="Preformatted_20_Text">js</text:p>
      <text:p text:style-name="Preformatted_20_Text">CopiarEditar</text:p>
      <text:p text:style-name="P1"><text:span text:style-name="Source_20_Text">const mysql = require('mysql2');</text:span></text:p>
      <text:p text:style-name="P1"><text:span text:style-name="Source_20_Text">require('dotenv').config();</text:span></text:p>
      <text:p text:style-name="P1"/>
      <text:p text:style-name="P1"><text:span text:style-name="Source_20_Text">const db = mysql.createConnection({</text:span></text:p>
      <text:p text:style-name="P1"><text:span text:style-name="Source_20_Text"><text:s text:c="2"/>host: process.env.DB_HOST,</text:span></text:p>
      <text:p text:style-name="P1"><text:soft-page-break/><text:span text:style-name="Source_20_Text"><text:s text:c="2"/>user: process.env.DB_USER,</text:span></text:p>
      <text:p text:style-name="P1"><text:span text:style-name="Source_20_Text"><text:s text:c="2"/>password: process.env.DB_PASSWORD,</text:span></text:p>
      <text:p text:style-name="P1"><text:span text:style-name="Source_20_Text"><text:s text:c="2"/>database: process.env.DB_NAME</text:span></text:p>
      <text:p text:style-name="P1"><text:span text:style-name="Source_20_Text">});</text:span></text:p>
      <text:p text:style-name="P1"/>
      <text:p text:style-name="P1"><text:span text:style-name="Source_20_Text">db.connect((err) =&gt; {</text:span></text:p>
      <text:p text:style-name="P1"><text:span text:style-name="Source_20_Text"><text:s text:c="2"/>if (err) {</text:span></text:p>
      <text:p text:style-name="P1"><text:span text:style-name="Source_20_Text"><text:s text:c="4"/>console.error('Erro ao conectar no MySQL:', err.message);</text:span></text:p>
      <text:p text:style-name="P1"><text:span text:style-name="Source_20_Text"><text:s text:c="4"/>return;</text:span></text:p>
      <text:p text:style-name="P1"><text:span text:style-name="Source_20_Text"><text:s text:c="2"/>}</text:span></text:p>
      <text:p text:style-name="P1"><text:span text:style-name="Source_20_Text"><text:s text:c="2"/>console.log('Conexão com o MySQL estabelecida com sucesso!');</text:span></text:p>
      <text:p text:style-name="P1"><text:span text:style-name="Source_20_Text">});</text:span></text:p>
      <text:p text:style-name="P1"/>
      <text:p text:style-name="P2"><text:span text:style-name="Source_20_Text">module.exports = db;</text:span></text:p>
      <text:p text:style-name="Horizontal_20_Line"/>
      <text:h text:style-name="Heading_20_3" text:outline-level="3">3.5 – <text:span text:style-name="Source_20_Text">src/routes/userRoutes.js</text:span>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router = express.Router();</text:span></text:p>
      <text:p text:style-name="P1"><text:span text:style-name="Source_20_Text">const userController = require('../controllers/userController');</text:span></text:p>
      <text:p text:style-name="P1"/>
      <text:p text:style-name="P1"><text:span text:style-name="Source_20_Text">// Rota de exemplo</text:span></text:p>
      <text:p text:style-name="P1"><text:span text:style-name="Source_20_Text">router.get('/test', userController.test);</text:span></text:p>
      <text:p text:style-name="P1"/>
      <text:p text:style-name="P2"><text:span text:style-name="Source_20_Text">module.exports = router;</text:span></text:p>
      <text:p text:style-name="Horizontal_20_Line"/>
      <text:h text:style-name="Heading_20_3" text:outline-level="3">3.6 – <text:span text:style-name="Source_20_Text">src/controllers/userController.js</text:span>:</text:h>
      <text:p text:style-name="Preformatted_20_Text">js</text:p>
      <text:p text:style-name="Preformatted_20_Text">CopiarEditar</text:p>
      <text:p text:style-name="P1"><text:span text:style-name="Source_20_Text">exports.test = (req, res) =&gt; {</text:span></text:p>
      <text:p text:style-name="P1"><text:span text:style-name="Source_20_Text"><text:s text:c="2"/>res.json({ msg: 'Rota de usuário funcionando!' });</text:span></text:p>
      <text:p text:style-name="P2"><text:span text:style-name="Source_20_Text">};</text:span></text:p>
      <text:p text:style-name="Horizontal_20_Line"/>
      <text:h text:style-name="Heading_20_2" text:outline-level="2">🧪 ETAPA 4: Testar</text:h>
      <text:h text:style-name="Heading_20_3" text:outline-level="3">4.1 – Rode o servidor:</text:h>
      <text:p text:style-name="Preformatted_20_Text">bash</text:p>
      <text:p text:style-name="Preformatted_20_Text">CopiarEditar</text:p>
      <text:p text:style-name="P2"><text:span text:style-name="Source_20_Text">npm run dev</text:span></text:p>
      <text:h text:style-name="Heading_20_3" text:outline-level="3">4.2 – No navegador, acesse:</text:h>
      <text:p text:style-name="Preformatted_20_Text">bash</text:p>
      <text:p text:style-name="Preformatted_20_Text">CopiarEditar</text:p>
      <text:p text:style-name="P2"><text:span text:style-name="Source_20_Text">http://localhost:3000/api/users/test</text:span></text:p>
      <text:p text:style-name="Text_20_body">Se aparecer:</text:p>
      <text:p text:style-name="Preformatted_20_Text">json</text:p>
      <text:p text:style-name="Preformatted_20_Text"><text:soft-page-break/>CopiarEditar</text:p>
      <text:p text:style-name="P2"><text:span text:style-name="Source_20_Text">{"msg":"Rota de usuário funcionando!"}</text:span></text:p>
      <text:p text:style-name="Text_20_body">🎉 Você finalizou a <text:span text:style-name="Strong_20_Emphasis">base do sistema</text:span> com sucesso!</text:p>
      <text:p text:style-name="Horizontal_20_Line"/>
      <text:h text:style-name="Heading_20_2" text:outline-level="2">✅ Próximos passos (escolha agora):</text:h>
      <text:list xml:id="list1594325737" text:style-name="L34">
        <text:list-item>
          <text:p text:style-name="P37">Criar as tabelas no MySQL (usuários, cursos, turmas, matrículas)</text:p>
        </text:list-item>
        <text:list-item>
          <text:p text:style-name="P37">Criar o sistema de login com JWT</text:p>
        </text:list-item>
        <text:list-item>
          <text:p text:style-name="P37">Criar tela inicial com Bootstrap (página de login)</text:p>
        </text:list-item>
        <text:list-item>
          <text:p text:style-name="P37">Criar dashboard administrativa</text:p>
        </text:list-item>
      </text:list>
      <text:p text:style-name="Text_20_body">Qual desses passos você quer seguir <text:span text:style-name="Strong_20_Emphasis">agora</text:span>? Posso montar o código pra você direto.</text:p>
      <text:p text:style-name="Text_20_body"/>
      <text:p text:style-name="Text_20_body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1T09:19:50.861749680</dc:date>
    <meta:editing-duration>PT1M12S</meta:editing-duration>
    <meta:editing-cycles>2</meta:editing-cycles>
    <meta:generator>LibreOffice/7.0.6.2$Linux_X86_64 LibreOffice_project/00$Build-2</meta:generator>
    <meta:document-statistic meta:table-count="7" meta:image-count="0" meta:object-count="0" meta:page-count="21" meta:paragraph-count="716" meta:word-count="3499" meta:character-count="22934" meta:non-whitespace-character-count="20026"/>
  </office:meta>
</office:document-meta>
</file>